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2493614.8111111" calcext:value-type="float">
            <text:p><text:s/>32,493,615 <text:s/></text:p>
          </table:table-cell>
          <table:table-cell table:style-name="ce50" office:value-type="float" office:value="5372567" calcext:value-type="float">
            <text:p><text:s/>5,372,567 <text:s/></text:p>
          </table:table-cell>
          <table:table-cell table:style-name="ce50" office:value-type="float" office:value="37596176" calcext:value-type="float">
            <text:p><text:s/>37,596,176 <text:s/></text:p>
          </table:table-cell>
          <table:table-cell table:style-name="ce50" office:value-type="float" office:value="104948" calcext:value-type="float">
            <text:p><text:s/>104,948 <text:s/></text:p>
          </table:table-cell>
          <table:table-cell table:style-name="ce50" office:value-type="float" office:value="6016704" calcext:value-type="float">
            <text:p><text:s/>6,016,70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92527" calcext:value-type="float">
            <text:p><text:s/>292,5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4699.33333333333" calcext:value-type="float">
            <text:p><text:s/>4,6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042" calcext:value-type="float">
            <text:p><text:s/>6,0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07572.201683291" calcext:value-type="float">
            <text:p><text:s/>407,572 <text:s/></text:p>
          </table:table-cell>
          <table:table-cell table:style-name="ce50" office:value-type="float" office:value="-63178" calcext:value-type="float">
            <text:p><text:s/>-63,178 <text:s/></text:p>
          </table:table-cell>
          <table:table-cell table:style-name="ce50" office:value-type="float" office:value="643646.281437026" calcext:value-type="float">
            <text:p><text:s/>643,6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1366.7185629737" calcext:value-type="float">
            <text:p><text:s/>81,3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7713" calcext:value-type="float">
            <text:p><text:s/>-17,71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2081343.2760945" calcext:value-type="float">
            <text:p><text:s/>32,081,343 <text:s/></text:p>
          </table:table-cell>
          <table:table-cell table:style-name="ce51" office:value-type="float" office:value="5435745" calcext:value-type="float">
            <text:p><text:s/>5,435,745 <text:s/></text:p>
          </table:table-cell>
          <table:table-cell table:style-name="ce51" office:value-type="float" office:value="36952529.718563" calcext:value-type="float">
            <text:p><text:s/>36,952,530 <text:s/></text:p>
          </table:table-cell>
          <table:table-cell table:style-name="ce51" office:value-type="float" office:value="104948" calcext:value-type="float">
            <text:p><text:s/>104,948 <text:s/></text:p>
          </table:table-cell>
          <table:table-cell table:style-name="ce51" office:value-type="float" office:value="5935337.28143703" calcext:value-type="float">
            <text:p><text:s/>5,935,33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04198" calcext:value-type="float">
            <text:p><text:s/>304,19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77111.851799999" calcext:value-type="float">
            <text:p><text:s/>177,112 <text:s/></text:p>
          </table:table-cell>
          <table:table-cell table:style-name="ce51" office:value-type="float" office:value="578316" calcext:value-type="float">
            <text:p><text:s/>578,316 <text:s/></text:p>
          </table:table-cell>
          <table:table-cell table:style-name="ce51" office:value-type="float" office:value="-306705" calcext:value-type="float">
            <text:p><text:s/>-306,70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96259.5734" calcext:value-type="float">
            <text:p><text:s/>-96,26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0841888.5101837" calcext:value-type="float">
            <text:p><text:s/>30,841,889 <text:s/></text:p>
          </table:table-cell>
          <table:table-cell table:style-name="ce50" office:value-type="float" office:value="4857429" calcext:value-type="float">
            <text:p><text:s/>4,857,429 <text:s/></text:p>
          </table:table-cell>
          <table:table-cell table:style-name="ce50" office:value-type="float" office:value="30858586.3109812" calcext:value-type="float">
            <text:p><text:s/>30,858,5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35337.28143703" calcext:value-type="float">
            <text:p><text:s/>5,935,3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70934.7407" calcext:value-type="float">
            <text:p><text:s/>3,870,9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407047.81222222" calcext:value-type="float">
            <text:p><text:s/>4,407,048 <text:s/></text:p>
          </table:table-cell>
          <table:table-cell table:style-name="ce50" office:value-type="float" office:value="4857429" calcext:value-type="float">
            <text:p><text:s/>4,857,429 <text:s/></text:p>
          </table:table-cell>
          <table:table-cell table:style-name="ce50" office:value-type="float" office:value="821794" calcext:value-type="float">
            <text:p><text:s/>821,7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4011582.97966667" calcext:value-type="float">
            <text:p><text:s/>4,011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18843.87" calcext:value-type="float">
            <text:p><text:s/>1,318,8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70934.7407" calcext:value-type="float">
            <text:p><text:s/>3,870,9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6632729.1305389" calcext:value-type="float">
            <text:p><text:s/>16,632,7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459002.718563" calcext:value-type="float">
            <text:p><text:s/>21,459,0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87397.28143703" calcext:value-type="float">
            <text:p><text:s/>5,587,3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211134.08" calcext:value-type="float">
            <text:p><text:s/>211,1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534" calcext:value-type="float">
            <text:p><text:s/>312,5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579394.50775584" calcext:value-type="float">
            <text:p><text:s/>5,579,39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6946411.72241819" calcext:value-type="float">
            <text:p><text:s/>6,946,41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47940" calcext:value-type="float">
            <text:p><text:s/>347,94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767249.91577778" calcext:value-type="float">
            <text:p><text:s/>5,767,2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34935" calcext:value-type="float">
            <text:p><text:s/>4,334,9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767249.91577778" calcext:value-type="float">
            <text:p><text:s/>5,767,2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34935" calcext:value-type="float">
            <text:p><text:s/>4,334,9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24877.683333333" calcext:value-type="float">
            <text:p><text:s/>924,87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3103.766666667" calcext:value-type="float">
            <text:p><text:s/>433,10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91773.916666667" calcext:value-type="float">
            <text:p><text:s/>491,77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080.55108888889" calcext:value-type="float">
            <text:p><text:s/>6,08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3106.5734" calcext:value-type="float">
            <text:p><text:s/>3,10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898634.59546638" calcext:value-type="float">
            <text:p><text:s/>5,898,635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00648.40758181" calcext:value-type="float">
            <text:p><text:s/>6,400,648 <text:s/></text:p>
          </table:table-cell>
          <table:table-cell table:style-name="ce52" office:value-type="float" office:value="104948" calcext:value-type="float">
            <text:p><text:s/>104,948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61351.2593" calcext:value-type="float">
            <text:p><text:s/>861,35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38162.18435527" calcext:value-type="float">
            <text:p><text:s/>5,638,16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400648.40758181" calcext:value-type="float">
            <text:p><text:s/>6,400,648 <text:s/></text:p>
          </table:table-cell>
          <table:table-cell table:style-name="ce52" office:value-type="float" office:value="54751" calcext:value-type="float">
            <text:p><text:s/>54,75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77372.2593" calcext:value-type="float">
            <text:p><text:s/>577,37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638162.18435527" calcext:value-type="float">
            <text:p><text:s/>5,638,1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400648.40758181" calcext:value-type="float">
            <text:p><text:s/>6,400,648 <text:s/></text:p>
          </table:table-cell>
          <table:table-cell table:style-name="ce50" office:value-type="float" office:value="54751" calcext:value-type="float">
            <text:p><text:s/>54,7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372.2593" calcext:value-type="float">
            <text:p><text:s/>577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4433.4892570382" calcext:value-type="float">
            <text:p><text:s/>64,4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378.5202818" calcext:value-type="float">
            <text:p><text:s/>95,3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19697.269007132" calcext:value-type="float">
            <text:p><text:s/>319,6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3236.08899082" calcext:value-type="float">
            <text:p><text:s/>473,2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363437.02445608" calcext:value-type="float">
            <text:p><text:s/>2,363,4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98600.4095567" calcext:value-type="float">
            <text:p><text:s/>3,498,6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18061.77746405" calcext:value-type="float">
            <text:p><text:s/>1,618,0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5157.2363777" calcext:value-type="float">
            <text:p><text:s/>2,395,1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9500.5866666667" calcext:value-type="float">
            <text:p>( 19,50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8866" calcext:value-type="float">
            <text:p>( 28,86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598561.19079738" calcext:value-type="float">
            <text:p>( 1,598,56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366291.2363777" calcext:value-type="float">
            <text:p>( 2,366,29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42939.742342817" calcext:value-type="float">
            <text:p><text:s/>442,9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5667.38175746" calcext:value-type="float">
            <text:p><text:s/>655,6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02435.504649218" calcext:value-type="float">
            <text:p><text:s/>302,4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7775.79142154" calcext:value-type="float">
            <text:p><text:s/>447,7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57670.32888889" calcext:value-type="float">
            <text:p><text:s/>1,557,6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05762" calcext:value-type="float">
            <text:p><text:s/>2,305,7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57670.32888889" calcext:value-type="float">
            <text:p><text:s/>1,557,6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05762" calcext:value-type="float">
            <text:p><text:s/>2,305,7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14230.51234444" calcext:value-type="float">
            <text:p><text:s/>1,314,2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51" calcext:value-type="float">
            <text:p><text:s/>54,7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372.2593" calcext:value-type="float">
            <text:p><text:s/>577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14230.51234444" calcext:value-type="float">
            <text:p><text:s/>1,314,2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51" calcext:value-type="float">
            <text:p><text:s/>54,7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7372.2593" calcext:value-type="float">
            <text:p><text:s/>577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8693.5604016821" calcext:value-type="float">
            <text:p><text:s/>18,6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71.38875249" calcext:value-type="float">
            <text:p><text:s/>27,6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60472.411111111" calcext:value-type="float">
            <text:p><text:s/>260,4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197" calcext:value-type="float">
            <text:p><text:s/>50,1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979" calcext:value-type="float">
            <text:p><text:s/>283,9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60472.411111111" calcext:value-type="float">
            <text:p><text:s/>260,4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197" calcext:value-type="float">
            <text:p><text:s/>50,1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3979" calcext:value-type="float">
            <text:p><text:s/>283,97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5118093.216214" calcext:value-type="float">
            <text:p><text:s/>95,118,0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8580687.0827666" calcext:value-type="float">
            <text:p><text:s/>78,580,68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537406.1334474" calcext:value-type="float">
            <text:p><text:s/>16,537,40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71158172.273" calcext:value-type="float">
            <text:p><text:s/>71,158,1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8127426.1395526" calcext:value-type="float">
            <text:p><text:s/>58,127,42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030746.1334474" calcext:value-type="float">
            <text:p><text:s/>13,030,74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645556.920526" calcext:value-type="float">
            <text:p><text:s/>645,55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45556.920526" calcext:value-type="float">
            <text:p><text:s/>645,55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3314364.022688" calcext:value-type="float">
            <text:p><text:s/>23,314,36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807704.022688" calcext:value-type="float">
            <text:p><text:s/>19,807,70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06660" calcext:value-type="float">
            <text:p><text:s/>3,506,66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94207.477637" calcext:value-type="float">
            <text:p><text:s/>294,20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94207.477637" calcext:value-type="float">
            <text:p><text:s/>294,207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94207.477637" calcext:value-type="float">
            <text:p><text:s/>294,20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4207.477637" calcext:value-type="float">
            <text:p><text:s/>294,20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40627" calcext:value-type="float">
            <text:p><text:s/>40,627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941086.2758342" calcext:value-type="float">
            <text:p><text:s/>54,941,086 <text:s/></text:p>
          </table:table-cell>
          <table:table-cell table:style-name="ce50" office:value-type="float" office:value="44308525" calcext:value-type="float">
            <text:p><text:s/>44,308,5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2548.91" calcext:value-type="float">
            <text:p><text:s/>1,692,5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00985.42809364" calcext:value-type="float">
            <text:p><text:s/>4,900,9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20440.676" calcext:value-type="float">
            <text:p><text:s/>720,4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86272.4" calcext:value-type="float">
            <text:p><text:s/>2,886,2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9219.55555556" calcext:value-type="float">
            <text:p><text:s/>1,849,2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4636.64374111" calcext:value-type="float">
            <text:p><text:s/>374,637 <text:s/></text:p>
          </table:table-cell>
          <table:table-cell table:style-name="ce50" office:value-type="float" office:value="163278" calcext:value-type="float">
            <text:p><text:s/>163,2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329.042" calcext:value-type="float">
            <text:p><text:s/>44,32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4970599.2484438" calcext:value-type="float">
            <text:p><text:s/>44,970,599 <text:s/></text:p>
          </table:table-cell>
          <table:table-cell table:style-name="ce51" office:value-type="float" office:value="44185874" calcext:value-type="float">
            <text:p><text:s/>44,185,874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27779.192" calcext:value-type="float">
            <text:p><text:s/>927,7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5710.32952222" calcext:value-type="float">
            <text:p><text:s/>3,765,7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35.82" calcext:value-type="float">
            <text:p><text:s/>5,43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63200" calcext:value-type="float">
            <text:p><text:s/>263,200 <text:s/></text:p>
          </table:table-cell>
          <table:table-cell table:style-name="ce50" office:value-type="float" office:value="4972000" calcext:value-type="float">
            <text:p><text:s/>4,972,000 <text:s/></text:p>
          </table:table-cell>
          <table:table-cell table:style-name="ce50" office:value-type="float" office:value="448050" calcext:value-type="float">
            <text:p><text:s/>448,050 <text:s/></text:p>
          </table:table-cell>
          <table:table-cell table:style-name="ce50" office:value-type="float" office:value="50279792.2738887" calcext:value-type="float">
            <text:p><text:s/>50,279,792 <text:s/></text:p>
          </table:table-cell>
          <table:table-cell table:style-name="ce50" office:value-type="float" office:value="44185874" calcext:value-type="float">
            <text:p><text:s/>44,185,87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1.79039044" calcext:value-type="float">
            <text:p><text:s/>1,2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185874" calcext:value-type="float">
            <text:p><text:s/>44,185,8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41553.46666667" calcext:value-type="float">
            <text:p><text:s/>5,141,5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945.0666666667" calcext:value-type="float">
            <text:p><text:s/>30,9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63200" calcext:value-type="float">
            <text:p><text:s/>263,200 <text:s/></text:p>
          </table:table-cell>
          <table:table-cell table:style-name="ce51" office:value-type="float" office:value="4972000" calcext:value-type="float">
            <text:p><text:s/>4,972,000 <text:s/></text:p>
          </table:table-cell>
          <table:table-cell table:style-name="ce51" office:value-type="float" office:value="448050" calcext:value-type="float">
            <text:p><text:s/>448,050 <text:s/></text:p>
          </table:table-cell>
          <table:table-cell table:style-name="ce51" office:value-type="float" office:value="921419.740555374" calcext:value-type="float">
            <text:p><text:s/>921,42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11.79039044" calcext:value-type="float">
            <text:p><text:s/>1,21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037800" calcext:value-type="float">
            <text:p><text:s/>2,037,800 <text:s/></text:p>
          </table:table-cell>
          <table:table-cell table:style-name="ce50" office:value-type="float" office:value="14527310" calcext:value-type="float">
            <text:p><text:s/>14,527,310 <text:s/></text:p>
          </table:table-cell>
          <table:table-cell table:style-name="ce50" office:value-type="float" office:value="917188" calcext:value-type="float">
            <text:p><text:s/>917,188 <text:s/></text:p>
          </table:table-cell>
          <table:table-cell table:style-name="ce50" office:value-type="float" office:value="48128876.9037022" calcext:value-type="float">
            <text:p><text:s/>48,128,87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5488" calcext:value-type="float">
            <text:p><text:s/>1,475,488 <text:s/></text:p>
          </table:table-cell>
          <table:table-cell table:style-name="ce50" office:value-type="float" office:value="2029840.632" calcext:value-type="float">
            <text:p><text:s/>2,029,8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037800" calcext:value-type="float">
            <text:p><text:s/>2,037,800 <text:s/></text:p>
          </table:table-cell>
          <table:table-cell table:style-name="ce50" office:value-type="float" office:value="14527310" calcext:value-type="float">
            <text:p><text:s/>14,527,310 <text:s/></text:p>
          </table:table-cell>
          <table:table-cell table:style-name="ce50" office:value-type="float" office:value="917188" calcext:value-type="float">
            <text:p><text:s/>917,188 <text:s/></text:p>
          </table:table-cell>
          <table:table-cell table:style-name="ce50" office:value-type="float" office:value="45828367.1525609" calcext:value-type="float">
            <text:p><text:s/>45,828,36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5488" calcext:value-type="float">
            <text:p><text:s/>1,475,488 <text:s/></text:p>
          </table:table-cell>
          <table:table-cell table:style-name="ce50" office:value-type="float" office:value="1928461.03226044" calcext:value-type="float">
            <text:p><text:s/>1,928,46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00509.75114133" calcext:value-type="float">
            <text:p><text:s/>2,300,51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1379.599739563" calcext:value-type="float">
            <text:p><text:s/>101,3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91040" calcext:value-type="float">
            <text:p><text:s/>591,040 <text:s/></text:p>
          </table:table-cell>
          <table:table-cell table:style-name="ce50" office:value-type="float" office:value="6948410" calcext:value-type="float">
            <text:p><text:s/>6,948,410 <text:s/></text:p>
          </table:table-cell>
          <table:table-cell table:style-name="ce50" office:value-type="float" office:value="236820" calcext:value-type="float">
            <text:p><text:s/>236,820 <text:s/></text:p>
          </table:table-cell>
          <table:table-cell table:style-name="ce50" office:value-type="float" office:value="2419747.61367801" calcext:value-type="float">
            <text:p><text:s/>2,419,7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4276.20960956" calcext:value-type="float">
            <text:p><text:s/>1,474,276 <text:s/></text:p>
          </table:table-cell>
          <table:table-cell table:style-name="ce50" office:value-type="float" office:value="33111.234" calcext:value-type="float">
            <text:p><text:s/>33,1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8.4" calcext:value-type="float">
            <text:p><text:s/>7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34376" calcext:value-type="float">
            <text:p><text:s/>334,376 <text:s/></text:p>
          </table:table-cell>
          <table:table-cell table:style-name="ce50" office:value-type="float" office:value="2639560" calcext:value-type="float">
            <text:p><text:s/>2,639,560 <text:s/></text:p>
          </table:table-cell>
          <table:table-cell table:style-name="ce50" office:value-type="float" office:value="236820" calcext:value-type="float">
            <text:p><text:s/>236,820 <text:s/></text:p>
          </table:table-cell>
          <table:table-cell table:style-name="ce50" office:value-type="float" office:value="10008.5333333333" calcext:value-type="float">
            <text:p><text:s/>10,0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56664" calcext:value-type="float">
            <text:p><text:s/>256,664 <text:s/></text:p>
          </table:table-cell>
          <table:table-cell table:style-name="ce50" office:value-type="float" office:value="4308850" calcext:value-type="float">
            <text:p><text:s/>4,308,8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3.149868888889" calcext:value-type="float">
            <text:p><text:s/>5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9.932" calcext:value-type="float">
            <text:p><text:s/>6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6502.69162578" calcext:value-type="float">
            <text:p><text:s/>2,406,50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4276.20960956" calcext:value-type="float">
            <text:p><text:s/>1,474,276 <text:s/></text:p>
          </table:table-cell>
          <table:table-cell table:style-name="ce50" office:value-type="float" office:value="30149.712" calcext:value-type="float">
            <text:p><text:s/>30,1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6.439336666667" calcext:value-type="float">
            <text:p><text:s/>4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9.978" calcext:value-type="float">
            <text:p><text:s/>22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8.39951333333" calcext:value-type="float">
            <text:p><text:s/>1,5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061.612" calcext:value-type="float">
            <text:p><text:s/>2,06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85" calcext:value-type="float">
            <text:p><text:s/>685 <text:s/></text:p>
          </table:table-cell>
          <table:table-cell table:style-name="ce52" office:value-type="float" office:value="31958" calcext:value-type="float">
            <text:p><text:s/>31,958 <text:s/></text:p>
          </table:table-cell>
          <table:table-cell table:style-name="ce52" office:value-type="float" office:value="2820" calcext:value-type="float">
            <text:p><text:s/>2,82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82875" calcext:value-type="float">
            <text:p><text:s/>1,182,875 <text:s/></text:p>
          </table:table-cell>
          <table:table-cell table:style-name="ce52" office:value-type="float" office:value="2574942" calcext:value-type="float">
            <text:p><text:s/>2,574,942 <text:s/></text:p>
          </table:table-cell>
          <table:table-cell table:style-name="ce52" office:value-type="float" office:value="229498" calcext:value-type="float">
            <text:p><text:s/>229,498 <text:s/></text:p>
          </table:table-cell>
          <table:table-cell table:style-name="ce52" office:value-type="float" office:value="36634225.9350571" calcext:value-type="float">
            <text:p><text:s/>36,634,22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919072.77" calcext:value-type="float">
            <text:p><text:s/>2,919,07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82875" calcext:value-type="float">
            <text:p><text:s/>1,182,875 <text:s/></text:p>
          </table:table-cell>
          <table:table-cell table:style-name="ce52" office:value-type="float" office:value="2574942" calcext:value-type="float">
            <text:p><text:s/>2,574,942 <text:s/></text:p>
          </table:table-cell>
          <table:table-cell table:style-name="ce52" office:value-type="float" office:value="229498" calcext:value-type="float">
            <text:p><text:s/>229,498 <text:s/></text:p>
          </table:table-cell>
          <table:table-cell table:style-name="ce52" office:value-type="float" office:value="22720672.8196344" calcext:value-type="float">
            <text:p><text:s/>22,720,67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881783.772" calcext:value-type="float">
            <text:p><text:s/>2,881,7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82875" calcext:value-type="float">
            <text:p><text:s/>1,182,875 <text:s/></text:p>
          </table:table-cell>
          <table:table-cell table:style-name="ce50" office:value-type="float" office:value="2574942" calcext:value-type="float">
            <text:p><text:s/>2,574,942 <text:s/></text:p>
          </table:table-cell>
          <table:table-cell table:style-name="ce50" office:value-type="float" office:value="229498" calcext:value-type="float">
            <text:p><text:s/>229,498 <text:s/></text:p>
          </table:table-cell>
          <table:table-cell table:style-name="ce50" office:value-type="float" office:value="6715988.46376884" calcext:value-type="float">
            <text:p><text:s/>6,715,9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7943.018" calcext:value-type="float">
            <text:p><text:s/>587,9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532" calcext:value-type="float">
            <text:p><text:s/>46,5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2411.390860021" calcext:value-type="float">
            <text:p><text:s/>422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478.752" calcext:value-type="float">
            <text:p><text:s/>12,4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3476.41069605" calcext:value-type="float">
            <text:p><text:s/>1,303,4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66.686" calcext:value-type="float">
            <text:p><text:s/>5,8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788.06585" calcext:value-type="float">
            <text:p><text:s/>40,7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63.39" calcext:value-type="float">
            <text:p><text:s/>2,4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12.98156" calcext:value-type="float">
            <text:p><text:s/>7,2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4.504" calcext:value-type="float">
            <text:p><text:s/>4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105.245589455" calcext:value-type="float">
            <text:p><text:s/>409,1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97.882" calcext:value-type="float">
            <text:p><text:s/>2,9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01.71813" calcext:value-type="float">
            <text:p><text:s/>6,4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24.742" calcext:value-type="float">
            <text:p><text:s/>7,1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87478.37010659" calcext:value-type="float">
            <text:p><text:s/>1,587,4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2000.708" calcext:value-type="float">
            <text:p><text:s/>102,0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885.93879959" calcext:value-type="float">
            <text:p><text:s/>1,325,8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778.94" calcext:value-type="float">
            <text:p><text:s/>28,7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52775.05888797" calcext:value-type="float">
            <text:p>( 1,052,77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8778.94" calcext:value-type="float">
            <text:p>( 28,77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3110.879911619" calcext:value-type="float">
            <text:p>( 273,11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313.232286432" calcext:value-type="float">
            <text:p><text:s/>57,3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504.3511672387" calcext:value-type="float">
            <text:p><text:s/>72,50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31774.847853333" calcext:value-type="float">
            <text:p><text:s/>131,77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3221.768" calcext:value-type="float">
            <text:p><text:s/>73,2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6323.687926667" calcext:value-type="float">
            <text:p><text:s/>396,3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68.484" calcext:value-type="float">
            <text:p><text:s/>6,06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204.4723866667" calcext:value-type="float">
            <text:p><text:s/>48,2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155.848" calcext:value-type="float">
            <text:p><text:s/>5,15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5833.345153333" calcext:value-type="float">
            <text:p><text:s/>205,83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8663.588" calcext:value-type="float">
            <text:p><text:s/>18,6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9242.249613333" calcext:value-type="float">
            <text:p><text:s/>469,2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838.952" calcext:value-type="float">
            <text:p><text:s/>46,83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3948.010145556" calcext:value-type="float">
            <text:p><text:s/>103,9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48.906" calcext:value-type="float">
            <text:p><text:s/>1,8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5294.239467778" calcext:value-type="float">
            <text:p><text:s/>365,2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990.046" calcext:value-type="float">
            <text:p><text:s/>44,9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4858.23322" calcext:value-type="float">
            <text:p>( 14,85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0154.348" calcext:value-type="float">
            <text:p>( 20,15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7900.89165" calcext:value-type="float">
            <text:p>( 7,90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0717.11" calcext:value-type="float">
            <text:p>( 10,71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82875" calcext:value-type="float">
            <text:p><text:s/>1,182,875 <text:s/></text:p>
          </table:table-cell>
          <table:table-cell table:style-name="ce50" office:value-type="float" office:value="2574942" calcext:value-type="float">
            <text:p><text:s/>2,574,942 <text:s/></text:p>
          </table:table-cell>
          <table:table-cell table:style-name="ce50" office:value-type="float" office:value="229498" calcext:value-type="float">
            <text:p><text:s/>229,498 <text:s/></text:p>
          </table:table-cell>
          <table:table-cell table:style-name="ce50" office:value-type="float" office:value="731711.846726667" calcext:value-type="float">
            <text:p><text:s/>731,7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5406.004" calcext:value-type="float">
            <text:p><text:s/>85,4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182875" calcext:value-type="float">
            <text:p><text:s/>1,182,875 <text:s/></text:p>
          </table:table-cell>
          <table:table-cell table:style-name="ce50" office:value-type="float" office:value="2574942" calcext:value-type="float">
            <text:p><text:s/>2,574,942 <text:s/></text:p>
          </table:table-cell>
          <table:table-cell table:style-name="ce50" office:value-type="float" office:value="229498" calcext:value-type="float">
            <text:p><text:s/>229,498 <text:s/></text:p>
          </table:table-cell>
          <table:table-cell table:style-name="ce50" office:value-type="float" office:value="612442.101918889" calcext:value-type="float">
            <text:p><text:s/>612,4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792.002" calcext:value-type="float">
            <text:p><text:s/>61,7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269.744807778" calcext:value-type="float">
            <text:p><text:s/>119,2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614.002" calcext:value-type="float">
            <text:p><text:s/>23,6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816.9597666667" calcext:value-type="float">
            <text:p>( 24,81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053.54" calcext:value-type="float">
            <text:p>( 10,0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193.362546667" calcext:value-type="float">
            <text:p><text:s/>112,1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441.592" calcext:value-type="float">
            <text:p><text:s/>20,44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20885.54843" calcext:value-type="float">
            <text:p><text:s/>320,886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288.762" calcext:value-type="float">
            <text:p><text:s/>3,2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2997.186317284" calcext:value-type="float">
            <text:p><text:s/>182,9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060.912" calcext:value-type="float">
            <text:p><text:s/>9,06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879.7592177778" calcext:value-type="float">
            <text:p><text:s/>50,8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129.696" calcext:value-type="float">
            <text:p><text:s/>12,1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184.484943333" calcext:value-type="float">
            <text:p><text:s/>207,1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7326.174" calcext:value-type="float">
            <text:p><text:s/>247,3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1.178918328" calcext:value-type="float">
            <text:p><text:s/>1,7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5375.158796667" calcext:value-type="float">
            <text:p><text:s/>165,3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6.342" calcext:value-type="float">
            <text:p><text:s/>21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42248.7000456" calcext:value-type="float">
            <text:p><text:s/>12,442,2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947.566" calcext:value-type="float">
            <text:p><text:s/>25,9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7256.444444444" calcext:value-type="float">
            <text:p><text:s/>307,2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16203.7222678" calcext:value-type="float">
            <text:p><text:s/>11,616,2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947.566" calcext:value-type="float">
            <text:p><text:s/>25,9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141.8666666667" calcext:value-type="float">
            <text:p><text:s/>42,1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6646.666666667" calcext:value-type="float">
            <text:p><text:s/>476,6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7767.570592222" calcext:value-type="float">
            <text:p><text:s/>877,7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.358" calcext:value-type="float">
            <text:p><text:s/>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50.63725888889" calcext:value-type="float">
            <text:p><text:s/>2,9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.358" calcext:value-type="float">
            <text:p><text:s/>5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74816.933333333" calcext:value-type="float">
            <text:p><text:s/>874,81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6236.97624778" calcext:value-type="float">
            <text:p><text:s/>1,126,2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913.698" calcext:value-type="float">
            <text:p><text:s/>153,9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2878.053254444" calcext:value-type="float">
            <text:p><text:s/>422,8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444.654" calcext:value-type="float">
            <text:p><text:s/>153,4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22.74444444445" calcext:value-type="float">
            <text:p><text:s/>8,5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06.88054" calcext:value-type="float">
            <text:p><text:s/>7,3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36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60.46666666667" calcext:value-type="float">
            <text:p><text:s/>9,4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676.6874766667" calcext:value-type="float">
            <text:p><text:s/>33,6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.454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3855.109325556" calcext:value-type="float">
            <text:p><text:s/>453,8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.718" calcext:value-type="float">
            <text:p><text:s/>9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0537.03454" calcext:value-type="float">
            <text:p><text:s/>190,53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67.236" calcext:value-type="float">
            <text:p><text:s/>36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558431.10898" calcext:value-type="float">
            <text:p><text:s/>1,558,43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113923.132" calcext:value-type="float">
            <text:p><text:s/>2,113,9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13553.1154227" calcext:value-type="float">
            <text:p><text:s/>13,913,5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288.998" calcext:value-type="float">
            <text:p><text:s/>37,2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13553.1154227" calcext:value-type="float">
            <text:p><text:s/>13,913,5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288.998" calcext:value-type="float">
            <text:p><text:s/>37,2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389741.6113033" calcext:value-type="float">
            <text:p>( 11,389,74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7288.998" calcext:value-type="float">
            <text:p>( 37,28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915551.896677" calcext:value-type="float">
            <text:p><text:s/>25,915,552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8328.765074" calcext:value-type="float">
            <text:p><text:s/>18,32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1035355.262" calcext:value-type="float">
            <text:p><text:s/>21,035,35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6923.079471" calcext:value-type="float">
            <text:p><text:s/>96,92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783273.555206" calcext:value-type="float">
            <text:p><text:s/>4,783,27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8328.765074" calcext:value-type="float">
            <text:p><text:s/>18,32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83.522363" calcext:value-type="float">
            <text:p><text:s/>38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3.522363" calcext:value-type="float">
            <text:p><text:s/>38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93682" calcext:value-type="float">
            <text:p><text:s/>7,493,682 <text:s/></text:p>
          </table:table-cell>
          <table:table-cell table:number-columns-repeated="2" table:style-name="ce50" office:value-type="float" office:value="544525" calcext:value-type="float">
            <text:p><text:s/>544,5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1077" calcext:value-type="float">
            <text:p><text:s/>81,07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0416" calcext:value-type="float">
            <text:p><text:s/>260,416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6665" calcext:value-type="float">
            <text:p><text:s/>586,665 <text:s/></text:p>
          </table:table-cell>
          <table:table-cell table:style-name="ce50" office:value-type="float" office:value="149844" calcext:value-type="float">
            <text:p><text:s/>149,8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080372" calcext:value-type="float">
            <text:p><text:s/>2,080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2496" calcext:value-type="float">
            <text:p><text:s/>142,496 <text:s/></text:p>
          </table:table-cell>
          <table:table-cell table:number-columns-repeated="2" table:style-name="ce50" office:value-type="float" office:value="-597126" calcext:value-type="float">
            <text:p><text:s/>-597,126 <text:s/></text:p>
          </table:table-cell>
          <table:table-cell table:style-name="ce50" office:value-type="float" office:value="-125" calcext:value-type="float">
            <text:p><text:s/>-125 <text:s/></text:p>
          </table:table-cell>
          <table:table-cell table:style-name="ce50" office:value-type="float" office:value="-11150.7878646071" calcext:value-type="float">
            <text:p><text:s/>-11,151 <text:s/></text:p>
          </table:table-cell>
          <table:table-cell table:style-name="ce50" office:value-type="float" office:value="-191586.212135393" calcext:value-type="float">
            <text:p><text:s/>-191,586 <text:s/></text:p>
          </table:table-cell>
          <table:table-cell table:style-name="ce50" office:value-type="float" office:value="-25081" calcext:value-type="float">
            <text:p><text:s/>-25,08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351186" calcext:value-type="float">
            <text:p><text:s/>7,351,186 <text:s/></text:p>
          </table:table-cell>
          <table:table-cell table:number-columns-repeated="2" table:style-name="ce51" office:value-type="float" office:value="881235" calcext:value-type="float">
            <text:p><text:s/>881,235 <text:s/></text:p>
          </table:table-cell>
          <table:table-cell table:style-name="ce51" office:value-type="float" office:value="122" calcext:value-type="float">
            <text:p><text:s/>122 <text:s/></text:p>
          </table:table-cell>
          <table:table-cell table:style-name="ce51" office:value-type="float" office:value="11150.7878646071" calcext:value-type="float">
            <text:p><text:s/>11,151 <text:s/></text:p>
          </table:table-cell>
          <table:table-cell table:style-name="ce51" office:value-type="float" office:value="-2394373.78786461" calcext:value-type="float">
            <text:p><text:s/>-2,394,374 <text:s/></text:p>
          </table:table-cell>
          <table:table-cell table:style-name="ce51" office:value-type="float" office:value="-124763" calcext:value-type="float">
            <text:p><text:s/>-124,7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27825" calcext:value-type="float">
            <text:p><text:s/>2,227,8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78" calcext:value-type="float">
            <text:p><text:s/>378 <text:s/></text:p>
          </table:table-cell>
          <table:table-cell table:style-name="ce50" office:value-type="float" office:value="1068.08728853275" calcext:value-type="float">
            <text:p><text:s/>1,068 <text:s/></text:p>
          </table:table-cell>
          <table:table-cell table:style-name="ce50" office:value-type="float" office:value="30385.9127114673" calcext:value-type="float">
            <text:p><text:s/>30,3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11656" calcext:value-type="float">
            <text:p><text:s/>8,011,656 <text:s/></text:p>
          </table:table-cell>
          <table:table-cell table:number-columns-repeated="2" table:style-name="ce50" office:value-type="float" office:value="8653315" calcext:value-type="float">
            <text:p><text:s/>8,653,315 <text:s/></text:p>
          </table:table-cell>
          <table:table-cell table:style-name="ce50" office:value-type="float" office:value="328" calcext:value-type="float">
            <text:p><text:s/>328 <text:s/></text:p>
          </table:table-cell>
          <table:table-cell table:style-name="ce50" office:value-type="float" office:value="111904.299423926" calcext:value-type="float">
            <text:p><text:s/>111,904 <text:s/></text:p>
          </table:table-cell>
          <table:table-cell table:style-name="ce50" office:value-type="float" office:value="2832355.70057607" calcext:value-type="float">
            <text:p><text:s/>2,832,356 <text:s/></text:p>
          </table:table-cell>
          <table:table-cell table:style-name="ce50" office:value-type="float" office:value="155163" calcext:value-type="float">
            <text:p><text:s/>155,1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11656" calcext:value-type="float">
            <text:p><text:s/>8,011,656 <text:s/></text:p>
          </table:table-cell>
          <table:table-cell table:number-columns-repeated="2" table:style-name="ce50" office:value-type="float" office:value="6203694.29384615" calcext:value-type="float">
            <text:p><text:s/>6,203,694 <text:s/></text:p>
          </table:table-cell>
          <table:table-cell table:style-name="ce50" office:value-type="float" office:value="328" calcext:value-type="float">
            <text:p><text:s/>328 <text:s/></text:p>
          </table:table-cell>
          <table:table-cell table:style-name="ce50" office:value-type="float" office:value="111904.299423926" calcext:value-type="float">
            <text:p><text:s/>111,904 <text:s/></text:p>
          </table:table-cell>
          <table:table-cell table:style-name="ce50" office:value-type="float" office:value="2832355.70057607" calcext:value-type="float">
            <text:p><text:s/>2,832,356 <text:s/></text:p>
          </table:table-cell>
          <table:table-cell table:style-name="ce50" office:value-type="float" office:value="155163" calcext:value-type="float">
            <text:p><text:s/>155,16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449620.70615385" calcext:value-type="float">
            <text:p><text:s/>2,449,62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67" calcext:value-type="float">
            <text:p><text:s/>2,7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39" calcext:value-type="float">
            <text:p><text:s/>2,43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8" calcext:value-type="float">
            <text:p><text:s/>3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3135017" calcext:value-type="float">
            <text:p><text:s/>13,135,017 <text:s/></text:p>
          </table:table-cell>
          <table:table-cell table:number-columns-repeated="2" table:style-name="ce52" office:value-type="float" office:value="9531783" calcext:value-type="float">
            <text:p><text:s/>9,531,783 <text:s/></text:p>
          </table:table-cell>
          <table:table-cell table:style-name="ce52" office:value-type="float" office:value="72" calcext:value-type="float">
            <text:p><text:s/>72 <text:s/></text:p>
          </table:table-cell>
          <table:table-cell table:style-name="ce52" office:value-type="float" office:value="121987" calcext:value-type="float">
            <text:p><text:s/>121,987 <text:s/></text:p>
          </table:table-cell>
          <table:table-cell table:style-name="ce52" office:value-type="float" office:value="407584" calcext:value-type="float">
            <text:p><text:s/>407,584 <text:s/></text:p>
          </table:table-cell>
          <table:table-cell table:style-name="ce52" office:value-type="float" office:value="30392" calcext:value-type="float">
            <text:p><text:s/>30,39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4727" calcext:value-type="float">
            <text:p><text:s/>24,727 <text:s/></text:p>
          </table:table-cell>
          <table:table-cell table:number-columns-repeated="2" table:style-name="ce52" office:value-type="float" office:value="9531783" calcext:value-type="float">
            <text:p><text:s/>9,531,783 <text:s/></text:p>
          </table:table-cell>
          <table:table-cell table:style-name="ce52" office:value-type="float" office:value="72" calcext:value-type="float">
            <text:p><text:s/>72 <text:s/></text:p>
          </table:table-cell>
          <table:table-cell table:style-name="ce52" office:value-type="float" office:value="121987" calcext:value-type="float">
            <text:p><text:s/>121,987 <text:s/></text:p>
          </table:table-cell>
          <table:table-cell table:style-name="ce52" office:value-type="float" office:value="407584" calcext:value-type="float">
            <text:p><text:s/>407,584 <text:s/></text:p>
          </table:table-cell>
          <table:table-cell table:style-name="ce52" office:value-type="float" office:value="30392" calcext:value-type="float">
            <text:p><text:s/>30,3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727" calcext:value-type="float">
            <text:p><text:s/>24,727 <text:s/></text:p>
          </table:table-cell>
          <table:table-cell table:number-columns-repeated="2" table:style-name="ce50" office:value-type="float" office:value="4132" calcext:value-type="float">
            <text:p><text:s/>4,1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8" calcext:value-type="float">
            <text:p><text:s/>168 <text:s/></text:p>
          </table:table-cell>
          <table:table-cell table:style-name="ce50" office:value-type="float" office:value="9356" calcext:value-type="float">
            <text:p><text:s/>9,3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0" calcext:value-type="float">
            <text:p><text:s/>1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" calcext:value-type="float">
            <text:p><text:s/>1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6" calcext:value-type="float">
            <text:p><text:s/>1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" calcext:value-type="float">
            <text:p><text:s/>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44" calcext:value-type="float">
            <text:p><text:s/>4,644 <text:s/></text:p>
          </table:table-cell>
          <table:table-cell table:number-columns-repeated="2" table:style-name="ce50" office:value-type="float" office:value="13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44" calcext:value-type="float">
            <text:p><text:s/>4,644 <text:s/></text:p>
          </table:table-cell>
          <table:table-cell table:number-columns-repeated="2" table:style-name="ce50" office:value-type="float" office:value="13" calcext:value-type="float">
            <text:p><text:s/>1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13" calcext:value-type="float">
            <text:p>( 13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4644" calcext:value-type="float">
            <text:p>( 4,64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68" calcext:value-type="float">
            <text:p><text:s/>1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" calcext:value-type="float">
            <text:p><text:s/>1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10" calcext:value-type="float">
            <text:p><text:s/>2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083" calcext:value-type="float">
            <text:p><text:s/>20,083 <text:s/></text:p>
          </table:table-cell>
          <table:table-cell table:number-columns-repeated="2"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00" calcext:value-type="float">
            <text:p><text:s/>8,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5" calcext:value-type="float">
            <text:p><text:s/>13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02" calcext:value-type="float">
            <text:p><text:s/>6,0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083" calcext:value-type="float">
            <text:p><text:s/>20,0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98" calcext:value-type="float">
            <text:p><text:s/>2,09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0083" calcext:value-type="float">
            <text:p>( 20,08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61" calcext:value-type="float">
            <text:p><text:s/>6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0" calcext:value-type="float">
            <text:p><text:s/>11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" calcext:value-type="float">
            <text:p><text:s/>1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80" calcext:value-type="float">
            <text:p><text:s/>3,2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3" calcext:value-type="float">
            <text:p><text:s/>7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8" calcext:value-type="float">
            <text:p><text:s/>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1" calcext:value-type="float">
            <text:p><text:s/>2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72959" calcext:value-type="float">
            <text:p><text:s/>9,472,959 <text:s/></text:p>
          </table:table-cell>
          <table:table-cell table:style-name="ce50" office:value-type="float" office:value="72" calcext:value-type="float">
            <text:p><text:s/>72 <text:s/></text:p>
          </table:table-cell>
          <table:table-cell table:style-name="ce50" office:value-type="float" office:value="6047" calcext:value-type="float">
            <text:p><text:s/>6,047 <text:s/></text:p>
          </table:table-cell>
          <table:table-cell table:style-name="ce50" office:value-type="float" office:value="339549" calcext:value-type="float">
            <text:p><text:s/>339,5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" calcext:value-type="float">
            <text:p><text:s/>72 <text:s/></text:p>
          </table:table-cell>
          <table:table-cell table:style-name="ce50" office:value-type="float" office:value="6047" calcext:value-type="float">
            <text:p><text:s/>6,047 <text:s/></text:p>
          </table:table-cell>
          <table:table-cell table:style-name="ce50" office:value-type="float" office:value="339549" calcext:value-type="float">
            <text:p><text:s/>339,5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472959" calcext:value-type="float">
            <text:p><text:s/>9,472,9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8" calcext:value-type="float">
            <text:p><text:s/>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8" calcext:value-type="float">
            <text:p><text:s/>7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614" calcext:value-type="float">
            <text:p><text:s/>54,61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940" calcext:value-type="float">
            <text:p><text:s/>115,940 <text:s/></text:p>
          </table:table-cell>
          <table:table-cell table:style-name="ce50" office:value-type="float" office:value="67867" calcext:value-type="float">
            <text:p><text:s/>67,867 <text:s/></text:p>
          </table:table-cell>
          <table:table-cell table:style-name="ce50" office:value-type="float" office:value="21034" calcext:value-type="float">
            <text:p><text:s/>21,0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964" calcext:value-type="float">
            <text:p><text:s/>3,9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79" calcext:value-type="float">
            <text:p><text:s/>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571" calcext:value-type="float">
            <text:p><text:s/>7,5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2" calcext:value-type="float">
            <text:p><text:s/>9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5127" calcext:value-type="float">
            <text:p><text:s/>45,1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940" calcext:value-type="float">
            <text:p><text:s/>115,940 <text:s/></text:p>
          </table:table-cell>
          <table:table-cell table:style-name="ce50" office:value-type="float" office:value="67867" calcext:value-type="float">
            <text:p><text:s/>67,867 <text:s/></text:p>
          </table:table-cell>
          <table:table-cell table:style-name="ce50" office:value-type="float" office:value="15206" calcext:value-type="float">
            <text:p><text:s/>15,20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007" calcext:value-type="float">
            <text:p><text:s/>1,00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785" calcext:value-type="float">
            <text:p><text:s/>1,785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110290" calcext:value-type="float">
            <text:p><text:s/>13,110,2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110290" calcext:value-type="float">
            <text:p><text:s/>13,110,2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3110290" calcext:value-type="float">
            <text:p>( 13,110,29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4941" calcext:value-type="float">
            <text:p><text:s/>1,334,9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4320" calcext:value-type="float">
            <text:p><text:s/>214,320 <text:s/></text:p>
          </table:table-cell>
          <table:table-cell table:style-name="ce50" office:value-type="float" office:value="59159" calcext:value-type="float">
            <text:p><text:s/>59,159 <text:s/></text:p>
          </table:table-cell>
          <table:table-cell table:style-name="ce50" office:value-type="float" office:value="526822.393332212" calcext:value-type="float">
            <text:p><text:s/>526,8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72" calcext:value-type="float">
            <text:p><text:s/>21,572 <text:s/></text:p>
          </table:table-cell>
          <table:table-cell table:style-name="ce50" office:value-type="float" office:value="122483" calcext:value-type="float">
            <text:p><text:s/>122,4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499777" calcext:value-type="float">
            <text:p><text:s/>2,499,777 <text:s/></text:p>
          </table:table-cell>
          <table:table-cell table:style-name="ce50" office:value-type="float" office:value="314622" calcext:value-type="float">
            <text:p><text:s/>314,6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2589" calcext:value-type="float">
            <text:p><text:s/>202,589 <text:s/></text:p>
          </table:table-cell>
          <table:table-cell table:style-name="ce50" office:value-type="float" office:value="190555" calcext:value-type="float">
            <text:p><text:s/>190,555 <text:s/></text:p>
          </table:table-cell>
          <table:table-cell table:style-name="ce50" office:value-type="float" office:value="15154.4177810602" calcext:value-type="float">
            <text:p><text:s/>15,15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128" calcext:value-type="float">
            <text:p><text:s/>196,128 <text:s/></text:p>
          </table:table-cell>
          <table:table-cell table:style-name="ce50" office:value-type="float" office:value="191950" calcext:value-type="float">
            <text:p><text:s/>191,9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398229" calcext:value-type="float">
            <text:p><text:s/>398,229 <text:s/></text:p>
          </table:table-cell>
          <table:table-cell table:style-name="ce50" office:value-type="float" office:value="2356583" calcext:value-type="float">
            <text:p><text:s/>2,356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7" calcext:value-type="float">
            <text:p><text:s/>8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3459" calcext:value-type="float">
            <text:p><text:s/>133,459 <text:s/></text:p>
          </table:table-cell>
          <table:table-cell table:style-name="ce50" office:value-type="float" office:value="185644" calcext:value-type="float">
            <text:p><text:s/>185,6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239" calcext:value-type="float">
            <text:p><text:s/>48,239 <text:s/></text:p>
          </table:table-cell>
          <table:table-cell table:style-name="ce50" office:value-type="float" office:value="23232" calcext:value-type="float">
            <text:p><text:s/>23,232 <text:s/></text:p>
          </table:table-cell>
          <table:table-cell table:style-name="ce50" office:value-type="float" office:value="12090" calcext:value-type="float">
            <text:p><text:s/>12,0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4384" calcext:value-type="float">
            <text:p><text:s/>-24,384 <text:s/></text:p>
          </table:table-cell>
          <table:table-cell table:style-name="ce50" office:value-type="float" office:value="387910" calcext:value-type="float">
            <text:p><text:s/>387,9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3031465" calcext:value-type="float">
            <text:p><text:s/>-3,031,465 <text:s/></text:p>
          </table:table-cell>
          <table:table-cell table:style-name="ce51" office:value-type="float" office:value="-1521908" calcext:value-type="float">
            <text:p><text:s/>-1,521,90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37355" calcext:value-type="float">
            <text:p><text:s/>-37,355 <text:s/></text:p>
          </table:table-cell>
          <table:table-cell table:style-name="ce51" office:value-type="float" office:value="-154628" calcext:value-type="float">
            <text:p><text:s/>-154,628 <text:s/></text:p>
          </table:table-cell>
          <table:table-cell table:style-name="ce51" office:value-type="float" office:value="499577.975551152" calcext:value-type="float">
            <text:p><text:s/>499,57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50172" calcext:value-type="float">
            <text:p><text:s/>-150,172 <text:s/></text:p>
          </table:table-cell>
          <table:table-cell table:style-name="ce51" office:value-type="float" office:value="-457377" calcext:value-type="float">
            <text:p><text:s/>-457,3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0235" calcext:value-type="float">
            <text:p><text:s/>30,235 <text:s/></text:p>
          </table:table-cell>
          <table:table-cell table:style-name="ce50" office:value-type="float" office:value="1365770" calcext:value-type="float">
            <text:p><text:s/>1,365,7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219" calcext:value-type="float">
            <text:p><text:s/>13,2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3" calcext:value-type="float">
            <text:p><text:s/>1,2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2323" calcext:value-type="float">
            <text:p><text:s/>302,32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60458.71099037" calcext:value-type="float">
            <text:p><text:s/>160,459 <text:s/></text:p>
          </table:table-cell>
          <table:table-cell table:style-name="ce50" office:value-type="float" office:value="5571333.14139162" calcext:value-type="float">
            <text:p><text:s/>5,571,3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56221" calcext:value-type="float">
            <text:p><text:s/>156,221 <text:s/></text:p>
          </table:table-cell>
          <table:table-cell table:style-name="ce50" office:value-type="float" office:value="4683513" calcext:value-type="float">
            <text:p><text:s/>4,683,5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011" calcext:value-type="float">
            <text:p><text:s/>29,0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237.71099037" calcext:value-type="float">
            <text:p><text:s/>4,238 <text:s/></text:p>
          </table:table-cell>
          <table:table-cell table:style-name="ce51" office:value-type="float" office:value="858809.14139162" calcext:value-type="float">
            <text:p><text:s/>858,80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920029" calcext:value-type="float">
            <text:p><text:s/>8,920,029 <text:s/></text:p>
          </table:table-cell>
          <table:table-cell table:style-name="ce50" office:value-type="float" office:value="15283079" calcext:value-type="float">
            <text:p><text:s/>15,283,0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519" calcext:value-type="float">
            <text:p><text:s/>298,519 <text:s/></text:p>
          </table:table-cell>
          <table:table-cell table:style-name="ce50" office:value-type="float" office:value="858867" calcext:value-type="float">
            <text:p><text:s/>858,867 <text:s/></text:p>
          </table:table-cell>
          <table:table-cell table:style-name="ce50" office:value-type="float" office:value="166974" calcext:value-type="float">
            <text:p><text:s/>166,9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698" calcext:value-type="float">
            <text:p><text:s/>210,698 <text:s/></text:p>
          </table:table-cell>
          <table:table-cell table:style-name="ce50" office:value-type="float" office:value="1704049.56" calcext:value-type="float">
            <text:p><text:s/>1,704,0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870345.76" calcext:value-type="float">
            <text:p><text:s/>8,870,346 <text:s/></text:p>
          </table:table-cell>
          <table:table-cell table:style-name="ce50" office:value-type="float" office:value="15283079" calcext:value-type="float">
            <text:p><text:s/>15,283,0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8519" calcext:value-type="float">
            <text:p><text:s/>298,519 <text:s/></text:p>
          </table:table-cell>
          <table:table-cell table:style-name="ce50" office:value-type="float" office:value="858867" calcext:value-type="float">
            <text:p><text:s/>858,867 <text:s/></text:p>
          </table:table-cell>
          <table:table-cell table:style-name="ce50" office:value-type="float" office:value="166974" calcext:value-type="float">
            <text:p><text:s/>166,9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698" calcext:value-type="float">
            <text:p><text:s/>210,698 <text:s/></text:p>
          </table:table-cell>
          <table:table-cell table:style-name="ce50" office:value-type="float" office:value="1647654.73866667" calcext:value-type="float">
            <text:p><text:s/>1,647,65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9683.24" calcext:value-type="float">
            <text:p><text:s/>49,68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56394.8213333333" calcext:value-type="float">
            <text:p><text:s/>56,3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75111" calcext:value-type="float">
            <text:p><text:s/>75,111 <text:s/></text:p>
          </table:table-cell>
          <table:table-cell table:style-name="ce50" office:value-type="float" office:value="795507.35406521" calcext:value-type="float">
            <text:p><text:s/>795,5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2" calcext:value-type="float">
            <text:p><text:s/>12 <text:s/></text:p>
          </table:table-cell>
          <table:table-cell table:style-name="ce50" office:value-type="float" office:value="663" calcext:value-type="float">
            <text:p><text:s/>6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04" calcext:value-type="float">
            <text:p><text:s/>104 <text:s/></text:p>
          </table:table-cell>
          <table:table-cell table:style-name="ce50" office:value-type="float" office:value="9292" calcext:value-type="float">
            <text:p><text:s/>9,2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74943" calcext:value-type="float">
            <text:p><text:s/>74,943 <text:s/></text:p>
          </table:table-cell>
          <table:table-cell table:style-name="ce50" office:value-type="float" office:value="785552.35406521" calcext:value-type="float">
            <text:p><text:s/>785,5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52" calcext:value-type="float">
            <text:p><text:s/>52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622759.28900963" calcext:value-type="float">
            <text:p><text:s/>5,622,759 <text:s/></text:p>
          </table:table-cell>
          <table:table-cell table:style-name="ce52" office:value-type="float" office:value="6028560.50454317" calcext:value-type="float">
            <text:p><text:s/>6,028,56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47945" calcext:value-type="float">
            <text:p><text:s/>247,945 <text:s/></text:p>
          </table:table-cell>
          <table:table-cell table:style-name="ce52" office:value-type="float" office:value="704239" calcext:value-type="float">
            <text:p><text:s/>704,239 <text:s/></text:p>
          </table:table-cell>
          <table:table-cell table:style-name="ce52" office:value-type="float" office:value="665268.975551152" calcext:value-type="float">
            <text:p><text:s/>665,26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0526" calcext:value-type="float">
            <text:p><text:s/>60,526 <text:s/></text:p>
          </table:table-cell>
          <table:table-cell table:style-name="ce52" office:value-type="float" office:value="944349.56" calcext:value-type="float">
            <text:p><text:s/>944,35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22759.28900963" calcext:value-type="float">
            <text:p><text:s/>5,622,759 <text:s/></text:p>
          </table:table-cell>
          <table:table-cell table:style-name="ce52" office:value-type="float" office:value="6028560.50454317" calcext:value-type="float">
            <text:p><text:s/>6,028,561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726" calcext:value-type="float">
            <text:p><text:s/>16,726 <text:s/></text:p>
          </table:table-cell>
          <table:table-cell table:style-name="ce52" office:value-type="float" office:value="120933" calcext:value-type="float">
            <text:p><text:s/>120,9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73020.28900963" calcext:value-type="float">
            <text:p><text:s/>273,020 <text:s/></text:p>
          </table:table-cell>
          <table:table-cell table:style-name="ce50" office:value-type="float" office:value="5491636.50454317" calcext:value-type="float">
            <text:p><text:s/>5,491,6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26" calcext:value-type="float">
            <text:p><text:s/>16,726 <text:s/></text:p>
          </table:table-cell>
          <table:table-cell table:style-name="ce50" office:value-type="float" office:value="120933" calcext:value-type="float">
            <text:p><text:s/>120,9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7618" calcext:value-type="float">
            <text:p><text:s/>17,618 <text:s/></text:p>
          </table:table-cell>
          <table:table-cell table:style-name="ce50" office:value-type="float" office:value="28208" calcext:value-type="float">
            <text:p><text:s/>28,2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7013" calcext:value-type="float">
            <text:p><text:s/>7,013 <text:s/></text:p>
          </table:table-cell>
          <table:table-cell table:style-name="ce50" office:value-type="float" office:value="381035.13523127" calcext:value-type="float">
            <text:p><text:s/>381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708.94257879" calcext:value-type="float">
            <text:p><text:s/>3,709 <text:s/></text:p>
          </table:table-cell>
          <table:table-cell table:style-name="ce50" office:value-type="float" office:value="1214709.07468673" calcext:value-type="float">
            <text:p><text:s/>1,214,7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36510" calcext:value-type="float">
            <text:p><text:s/>36,5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02" calcext:value-type="float">
            <text:p><text:s/>102 <text:s/></text:p>
          </table:table-cell>
          <table:table-cell table:style-name="ce50" office:value-type="float" office:value="6384" calcext:value-type="float">
            <text:p><text:s/>6,3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126.57054087" calcext:value-type="float">
            <text:p><text:s/>1,127 <text:s/></text:p>
          </table:table-cell>
          <table:table-cell table:style-name="ce50" office:value-type="float" office:value="380514.19713516" calcext:value-type="float">
            <text:p><text:s/>380,5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25" calcext:value-type="float">
            <text:p><text:s/>125 <text:s/></text:p>
          </table:table-cell>
          <table:table-cell table:style-name="ce50" office:value-type="float" office:value="968" calcext:value-type="float">
            <text:p><text:s/>9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0946.91276319" calcext:value-type="float">
            <text:p><text:s/>70,947 <text:s/></text:p>
          </table:table-cell>
          <table:table-cell table:style-name="ce50" office:value-type="float" office:value="1250972.96522589" calcext:value-type="float">
            <text:p><text:s/>1,250,9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7654" calcext:value-type="float">
            <text:p><text:s/>107,65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0807.6271294" calcext:value-type="float">
            <text:p><text:s/>70,808 <text:s/></text:p>
          </table:table-cell>
          <table:table-cell table:style-name="ce50" office:value-type="float" office:value="1056458.85566764" calcext:value-type="float">
            <text:p><text:s/>1,056,4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7654" calcext:value-type="float">
            <text:p><text:s/>107,65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7647.73375766" calcext:value-type="float">
            <text:p>( 7,648 <text:s/>)</text:p>
          </table:table-cell>
          <table:table-cell table:style-name="ce53" office:value-type="float" office:value="859455.56245077" calcext:value-type="float">
            <text:p>( 859,45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53" office:value-type="float" office:value="107654" calcext:value-type="float">
            <text:p>( 107,654 <text:s/>)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3159.89337174" calcext:value-type="float">
            <text:p>( 63,160 <text:s/>)</text:p>
          </table:table-cell>
          <table:table-cell table:style-name="ce53" office:value-type="float" office:value="197003.29321687" calcext:value-type="float">
            <text:p>( 197,00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1.58193824" calcext:value-type="float">
            <text:p><text:s/>22 <text:s/></text:p>
          </table:table-cell>
          <table:table-cell table:style-name="ce50" office:value-type="float" office:value="53712.27107257" calcext:value-type="float">
            <text:p><text:s/>53,7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17.70369555" calcext:value-type="float">
            <text:p><text:s/>118 <text:s/></text:p>
          </table:table-cell>
          <table:table-cell table:style-name="ce50" office:value-type="float" office:value="67869.83848568" calcext:value-type="float">
            <text:p><text:s/>67,8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2932" calcext:value-type="float">
            <text:p><text:s/>72,93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550" calcext:value-type="float">
            <text:p><text:s/>3,550 <text:s/></text:p>
          </table:table-cell>
          <table:table-cell table:style-name="ce50" office:value-type="float" office:value="364113" calcext:value-type="float">
            <text:p><text:s/>364,1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36" calcext:value-type="float">
            <text:p><text:s/>436 <text:s/></text:p>
          </table:table-cell>
          <table:table-cell table:style-name="ce50" office:value-type="float" office:value="41237" calcext:value-type="float">
            <text:p><text:s/>41,2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90" calcext:value-type="float">
            <text:p><text:s/>290 <text:s/></text:p>
          </table:table-cell>
          <table:table-cell table:style-name="ce54" office:value-type="float" office:value="179629" calcext:value-type="float">
            <text:p><text:s/>179,62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0014" calcext:value-type="float">
            <text:p><text:s/>20,014 <text:s/></text:p>
          </table:table-cell>
          <table:table-cell table:style-name="ce50" office:value-type="float" office:value="375729" calcext:value-type="float">
            <text:p><text:s/>375,7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26" calcext:value-type="float">
            <text:p><text:s/>16,72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6113" calcext:value-type="float">
            <text:p><text:s/>16,113 <text:s/></text:p>
          </table:table-cell>
          <table:table-cell table:style-name="ce50" office:value-type="float" office:value="68059" calcext:value-type="float">
            <text:p><text:s/>68,0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92" calcext:value-type="float">
            <text:p><text:s/>16,3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901" calcext:value-type="float">
            <text:p><text:s/>3,901 <text:s/></text:p>
          </table:table-cell>
          <table:table-cell table:style-name="ce50" office:value-type="float" office:value="307670" calcext:value-type="float">
            <text:p><text:s/>307,6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4" calcext:value-type="float">
            <text:p><text:s/>3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314" calcext:value-type="float">
            <text:p><text:s/>14,314 <text:s/></text:p>
          </table:table-cell>
          <table:table-cell table:style-name="ce50" office:value-type="float" office:value="578379.04" calcext:value-type="float">
            <text:p><text:s/>578,3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279" calcext:value-type="float">
            <text:p><text:s/>13,27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2039" calcext:value-type="float">
            <text:p><text:s/>12,039 <text:s/></text:p>
          </table:table-cell>
          <table:table-cell table:style-name="ce50" office:value-type="float" office:value="503050.04" calcext:value-type="float">
            <text:p><text:s/>503,0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279" calcext:value-type="float">
            <text:p><text:s/>13,27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275" calcext:value-type="float">
            <text:p><text:s/>2,275 <text:s/></text:p>
          </table:table-cell>
          <table:table-cell table:style-name="ce50" office:value-type="float" office:value="75329" calcext:value-type="float">
            <text:p><text:s/>75,3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065" calcext:value-type="float">
            <text:p><text:s/>3,065 <text:s/></text:p>
          </table:table-cell>
          <table:table-cell table:style-name="ce50" office:value-type="float" office:value="88358" calcext:value-type="float">
            <text:p><text:s/>88,3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835" calcext:value-type="float">
            <text:p><text:s/>835 <text:s/></text:p>
          </table:table-cell>
          <table:table-cell table:style-name="ce54" office:value-type="float" office:value="297777" calcext:value-type="float">
            <text:p><text:s/>297,77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4740" calcext:value-type="float">
            <text:p><text:s/>74,740 <text:s/></text:p>
          </table:table-cell>
          <table:table-cell table:style-name="ce50" office:value-type="float" office:value="99718.49226412" calcext:value-type="float">
            <text:p><text:s/>99,7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8093" calcext:value-type="float">
            <text:p><text:s/>8,093 <text:s/></text:p>
          </table:table-cell>
          <table:table-cell table:style-name="ce50" office:value-type="float" office:value="28921" calcext:value-type="float">
            <text:p><text:s/>28,9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128" calcext:value-type="float">
            <text:p><text:s/>1,128 <text:s/></text:p>
          </table:table-cell>
          <table:table-cell table:style-name="ce50" office:value-type="float" office:value="22310" calcext:value-type="float">
            <text:p><text:s/>22,3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773.86312678" calcext:value-type="float">
            <text:p><text:s/>774 <text:s/></text:p>
          </table:table-cell>
          <table:table-cell table:style-name="ce50" office:value-type="float" office:value="925.6" calcext:value-type="float">
            <text:p><text:s/>9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5111" calcext:value-type="float">
            <text:p><text:s/>45,111 <text:s/></text:p>
          </table:table-cell>
          <table:table-cell table:style-name="ce50" office:value-type="float" office:value="115238" calcext:value-type="float">
            <text:p><text:s/>115,2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936980" calcext:value-type="float">
            <text:p><text:s/>3,936,980 <text:s/></text:p>
          </table:table-cell>
          <table:table-cell table:style-name="ce50" office:value-type="float" office:value="216985" calcext:value-type="float">
            <text:p><text:s/>216,9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629118" calcext:value-type="float">
            <text:p><text:s/>3,629,11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45152" calcext:value-type="float">
            <text:p><text:s/>45,15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262710" calcext:value-type="float">
            <text:p><text:s/>262,710 <text:s/></text:p>
          </table:table-cell>
          <table:table-cell table:style-name="ce50" office:value-type="float" office:value="216985" calcext:value-type="float">
            <text:p><text:s/>216,9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904520" calcext:value-type="float">
            <text:p><text:s/>904,520 <text:s/></text:p>
          </table:table-cell>
          <table:table-cell table:style-name="ce50" office:value-type="float" office:value="31348" calcext:value-type="float">
            <text:p><text:s/>31,3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735" calcext:value-type="float">
            <text:p><text:s/>735 <text:s/></text:p>
          </table:table-cell>
          <table:table-cell table:style-name="ce50" office:value-type="float" office:value="2019" calcext:value-type="float">
            <text:p><text:s/>2,0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903785" calcext:value-type="float">
            <text:p><text:s/>903,785 <text:s/></text:p>
          </table:table-cell>
          <table:table-cell table:style-name="ce51" office:value-type="float" office:value="29329" calcext:value-type="float">
            <text:p><text:s/>29,32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508239" calcext:value-type="float">
            <text:p><text:s/>508,239 <text:s/></text:p>
          </table:table-cell>
          <table:table-cell table:style-name="ce50" office:value-type="float" office:value="288591" calcext:value-type="float">
            <text:p><text:s/>288,5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1778" calcext:value-type="float">
            <text:p><text:s/>81,778 <text:s/></text:p>
          </table:table-cell>
          <table:table-cell table:style-name="ce50" office:value-type="float" office:value="215330" calcext:value-type="float">
            <text:p><text:s/>215,3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783" calcext:value-type="float">
            <text:p><text:s/>2,783 <text:s/></text:p>
          </table:table-cell>
          <table:table-cell table:style-name="ce50" office:value-type="float" office:value="5485" calcext:value-type="float">
            <text:p><text:s/>5,4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7328" calcext:value-type="float">
            <text:p><text:s/>7,328 <text:s/></text:p>
          </table:table-cell>
          <table:table-cell table:style-name="ce50" office:value-type="float" office:value="430" calcext:value-type="float">
            <text:p><text:s/>4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106" calcext:value-type="float">
            <text:p><text:s/>3,10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3190" calcext:value-type="float">
            <text:p><text:s/>33,190 <text:s/></text:p>
          </table:table-cell>
          <table:table-cell table:style-name="ce50" office:value-type="float" office:value="1794" calcext:value-type="float">
            <text:p><text:s/>1,7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2838" calcext:value-type="float">
            <text:p><text:s/>252,838 <text:s/></text:p>
          </table:table-cell>
          <table:table-cell table:style-name="ce50" office:value-type="float" office:value="890" calcext:value-type="float">
            <text:p><text:s/>8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27216" calcext:value-type="float">
            <text:p><text:s/>127,216 <text:s/></text:p>
          </table:table-cell>
          <table:table-cell table:style-name="ce51" office:value-type="float" office:value="64662" calcext:value-type="float">
            <text:p><text:s/>64,66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945" calcext:value-type="float">
            <text:p><text:s/>247,945 <text:s/></text:p>
          </table:table-cell>
          <table:table-cell table:style-name="ce50" office:value-type="float" office:value="704239" calcext:value-type="float">
            <text:p><text:s/>704,239 <text:s/></text:p>
          </table:table-cell>
          <table:table-cell table:style-name="ce50" office:value-type="float" office:value="665268.975551152" calcext:value-type="float">
            <text:p><text:s/>665,2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800" calcext:value-type="float">
            <text:p><text:s/>43,800 <text:s/></text:p>
          </table:table-cell>
          <table:table-cell table:style-name="ce50" office:value-type="float" office:value="823416.56" calcext:value-type="float">
            <text:p><text:s/>823,41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945" calcext:value-type="float">
            <text:p><text:s/>247,945 <text:s/></text:p>
          </table:table-cell>
          <table:table-cell table:style-name="ce50" office:value-type="float" office:value="704239" calcext:value-type="float">
            <text:p><text:s/>704,239 <text:s/></text:p>
          </table:table-cell>
          <table:table-cell table:style-name="ce50" office:value-type="float" office:value="665268.975551152" calcext:value-type="float">
            <text:p><text:s/>665,2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800" calcext:value-type="float">
            <text:p><text:s/>43,800 <text:s/></text:p>
          </table:table-cell>
          <table:table-cell table:style-name="ce50" office:value-type="float" office:value="823416.56" calcext:value-type="float">
            <text:p><text:s/>823,41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25801.694691647" calcext:value-type="float">
            <text:p><text:s/>625,802 <text:s/></text:p>
          </table:table-cell>
          <table:table-cell table:style-name="ce57" office:value-type="float" office:value="25271421.4369113" calcext:value-type="float">
            <text:p><text:s/>25,271,42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94867.100998647" calcext:value-type="float">
            <text:p><text:s/>594,867 <text:s/></text:p>
          </table:table-cell>
          <table:table-cell table:style-name="ce57" office:value-type="float" office:value="20440488.1610014" calcext:value-type="float">
            <text:p><text:s/>20,440,48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923.079471" calcext:value-type="float">
            <text:p><text:s/>96,92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934.593693" calcext:value-type="float">
            <text:p><text:s/>30,935 <text:s/></text:p>
          </table:table-cell>
          <table:table-cell table:style-name="ce57" office:value-type="float" office:value="4734010.196439" calcext:value-type="float">
            <text:p><text:s/>4,734,01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83.522363" calcext:value-type="float">
            <text:p><text:s/>38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83.522363" calcext:value-type="float">
            <text:p><text:s/>38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71823.569023569" calcext:value-type="float">
            <text:p><text:s/>571,824 <text:s/></text:p>
          </table:table-cell>
          <table:table-cell table:style-name="ce49" office:value-type="float" office:value="849158" calcext:value-type="float">
            <text:p><text:s/>849,15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205829.82037644" calcext:value-type="float">
            <text:p><text:s/>1,205,830 <text:s/></text:p>
          </table:table-cell>
          <table:table-cell table:style-name="ce49" office:value-type="float" office:value="238669.014199999" calcext:value-type="float">
            <text:p><text:s/>238,669 <text:s/></text:p>
          </table:table-cell>
          <table:table-cell table:style-name="ce49" office:value-type="float" office:value="212448.385111111" calcext:value-type="float">
            <text:p><text:s/>212,44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6220.629088888" calcext:value-type="float">
            <text:p><text:s/>26,221 <text:s/></text:p>
          </table:table-cell>
          <table:table-cell table:style-name="ce49" office:value-type="float" office:value="967160.806176444" calcext:value-type="float">
            <text:p><text:s/>967,16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704058.33333333" calcext:value-type="float">
            <text:p><text:s/>4,704,0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09357" calcext:value-type="float">
            <text:p><text:s/>6,209,3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6306.4525252525" calcext:value-type="float">
            <text:p><text:s/>26,306 <text:s/></text:p>
          </table:table-cell>
          <table:table-cell table:style-name="ce50" office:value-type="float" office:value="-55442.793" calcext:value-type="float">
            <text:p><text:s/>-55,443 <text:s/></text:p>
          </table:table-cell>
          <table:table-cell table:style-name="ce50" office:value-type="float" office:value="84007" calcext:value-type="float">
            <text:p><text:s/>84,0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5249575.44983165" calcext:value-type="float">
            <text:p><text:s/>5,249,575 <text:s/></text:p>
          </table:table-cell>
          <table:table-cell table:style-name="ce51" office:value-type="float" office:value="904600.793" calcext:value-type="float">
            <text:p><text:s/>904,601 <text:s/></text:p>
          </table:table-cell>
          <table:table-cell table:style-name="ce51" office:value-type="float" office:value="6125350" calcext:value-type="float">
            <text:p><text:s/>6,125,350 <text:s/></text:p>
          </table:table-cell>
          <table:table-cell table:style-name="ce51" office:value-type="float" office:value="1205829.82037644" calcext:value-type="float">
            <text:p><text:s/>1,205,830 <text:s/></text:p>
          </table:table-cell>
          <table:table-cell table:style-name="ce51" office:value-type="float" office:value="238669.014199999" calcext:value-type="float">
            <text:p><text:s/>238,669 <text:s/></text:p>
          </table:table-cell>
          <table:table-cell table:style-name="ce51" office:value-type="float" office:value="212448.385111111" calcext:value-type="float">
            <text:p><text:s/>212,44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220.629088888" calcext:value-type="float">
            <text:p><text:s/>26,221 <text:s/></text:p>
          </table:table-cell>
          <table:table-cell table:style-name="ce51" office:value-type="float" office:value="967160.806176444" calcext:value-type="float">
            <text:p><text:s/>967,1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4730325.75757576" calcext:value-type="float">
            <text:p><text:s/>4,730,3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244030" calcext:value-type="float">
            <text:p><text:s/>6,244,0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78" calcext:value-type="float">
            <text:p><text:s/>-0 <text:s/></text:p>
          </table:table-cell>
          <table:table-cell table:number-columns-repeated="2" table:style-name="ce51" office:value-type="float" office:value="-0.0000000000008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0.000000000007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433972.67303038" calcext:value-type="float">
            <text:p><text:s/>3,433,973 <text:s/></text:p>
          </table:table-cell>
          <table:table-cell table:style-name="ce50" office:value-type="float" office:value="155686.48058164" calcext:value-type="float">
            <text:p><text:s/>155,686 <text:s/></text:p>
          </table:table-cell>
          <table:table-cell table:style-name="ce50" office:value-type="float" office:value="4394455.94566086" calcext:value-type="float">
            <text:p><text:s/>4,394,456 <text:s/></text:p>
          </table:table-cell>
          <table:table-cell table:style-name="ce50" office:value-type="float" office:value="851752.525618765" calcext:value-type="float">
            <text:p><text:s/>851,753 <text:s/></text:p>
          </table:table-cell>
          <table:table-cell table:style-name="ce50" office:value-type="float" office:value="78025.379146519" calcext:value-type="float">
            <text:p><text:s/>78,025 <text:s/></text:p>
          </table:table-cell>
          <table:table-cell table:style-name="ce50" office:value-type="float" office:value="57048.8758754049" calcext:value-type="float">
            <text:p><text:s/>57,0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76.5032711141" calcext:value-type="float">
            <text:p><text:s/>20,977 <text:s/></text:p>
          </table:table-cell>
          <table:table-cell table:style-name="ce50" office:value-type="float" office:value="773727.146472246" calcext:value-type="float">
            <text:p><text:s/>773,7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257089.39393939" calcext:value-type="float">
            <text:p><text:s/>3,257,0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99358" calcext:value-type="float">
            <text:p><text:s/>4,299,3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03005.247811448" calcext:value-type="float">
            <text:p><text:s/>103,005 <text:s/></text:p>
          </table:table-cell>
          <table:table-cell table:style-name="ce50" office:value-type="float" office:value="152962.793" calcext:value-type="float">
            <text:p><text:s/>152,9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3878.0312795337" calcext:value-type="float">
            <text:p><text:s/>73,878 <text:s/></text:p>
          </table:table-cell>
          <table:table-cell table:style-name="ce51" office:value-type="float" office:value="2723.68758164" calcext:value-type="float">
            <text:p><text:s/>2,724 <text:s/></text:p>
          </table:table-cell>
          <table:table-cell table:style-name="ce51" office:value-type="float" office:value="95097.94566086" calcext:value-type="float">
            <text:p><text:s/>95,098 <text:s/></text:p>
          </table:table-cell>
          <table:table-cell table:style-name="ce51" office:value-type="float" office:value="851752.525618765" calcext:value-type="float">
            <text:p><text:s/>851,753 <text:s/></text:p>
          </table:table-cell>
          <table:table-cell table:style-name="ce51" office:value-type="float" office:value="78025.379146519" calcext:value-type="float">
            <text:p><text:s/>78,025 <text:s/></text:p>
          </table:table-cell>
          <table:table-cell table:style-name="ce51" office:value-type="float" office:value="57048.8758754049" calcext:value-type="float">
            <text:p><text:s/>57,04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976.5032711141" calcext:value-type="float">
            <text:p><text:s/>20,977 <text:s/></text:p>
          </table:table-cell>
          <table:table-cell table:style-name="ce51" office:value-type="float" office:value="773727.146472246" calcext:value-type="float">
            <text:p><text:s/>773,72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659801.76767677" calcext:value-type="float">
            <text:p><text:s/>4,659,802 <text:s/></text:p>
          </table:table-cell>
          <table:table-cell table:style-name="ce50" office:value-type="float" office:value="625425" calcext:value-type="float">
            <text:p><text:s/>625,425 <text:s/></text:p>
          </table:table-cell>
          <table:table-cell table:style-name="ce50" office:value-type="float" office:value="5595005" calcext:value-type="float">
            <text:p><text:s/>5,595,0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659801.76767677" calcext:value-type="float">
            <text:p><text:s/>4,659,802 <text:s/></text:p>
          </table:table-cell>
          <table:table-cell table:style-name="ce51" office:value-type="float" office:value="625425" calcext:value-type="float">
            <text:p><text:s/>625,425 <text:s/></text:p>
          </table:table-cell>
          <table:table-cell table:style-name="ce51" office:value-type="float" office:value="5595005" calcext:value-type="float">
            <text:p><text:s/>5,595,00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11231.553997465" calcext:value-type="float">
            <text:p><text:s/>411,232 <text:s/></text:p>
          </table:table-cell>
          <table:table-cell table:style-name="ce50" office:value-type="float" office:value="11606.451" calcext:value-type="float">
            <text:p><text:s/>11,606 <text:s/></text:p>
          </table:table-cell>
          <table:table-cell table:style-name="ce50" office:value-type="float" office:value="532508.80594332" calcext:value-type="float">
            <text:p><text:s/>532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11027.209889721" calcext:value-type="float">
            <text:p><text:s/>411,027 <text:s/></text:p>
          </table:table-cell>
          <table:table-cell table:style-name="ce50" office:value-type="float" office:value="11303" calcext:value-type="float">
            <text:p><text:s/>11,303 <text:s/></text:p>
          </table:table-cell>
          <table:table-cell table:style-name="ce50" office:value-type="float" office:value="532508.80594332" calcext:value-type="float">
            <text:p><text:s/>532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204.344107744108" calcext:value-type="float">
            <text:p><text:s/>204 <text:s/></text:p>
          </table:table-cell>
          <table:table-cell table:style-name="ce50" office:value-type="float" office:value="303.451" calcext:value-type="float">
            <text:p><text:s/>3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33847.23290482" calcext:value-type="float">
            <text:p><text:s/>1,333,847 <text:s/></text:p>
          </table:table-cell>
          <table:table-cell table:style-name="ce52" office:value-type="float" office:value="1362732.86141836" calcext:value-type="float">
            <text:p><text:s/>1,362,733 <text:s/></text:p>
          </table:table-cell>
          <table:table-cell table:style-name="ce52" office:value-type="float" office:value="549360.24839582" calcext:value-type="float">
            <text:p><text:s/>549,360 <text:s/></text:p>
          </table:table-cell>
          <table:table-cell table:style-name="ce52" office:value-type="float" office:value="354077.294757679" calcext:value-type="float">
            <text:p><text:s/>354,077 <text:s/></text:p>
          </table:table-cell>
          <table:table-cell table:style-name="ce52" office:value-type="float" office:value="160643.63505348" calcext:value-type="float">
            <text:p><text:s/>160,644 <text:s/></text:p>
          </table:table-cell>
          <table:table-cell table:style-name="ce52" office:value-type="float" office:value="155399.509235706" calcext:value-type="float">
            <text:p><text:s/>155,4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244.12581777387" calcext:value-type="float">
            <text:p><text:s/>5,244 <text:s/></text:p>
          </table:table-cell>
          <table:table-cell table:style-name="ce52" office:value-type="float" office:value="193433.659704199" calcext:value-type="float">
            <text:p><text:s/>193,43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03467.43492502" calcext:value-type="float">
            <text:p><text:s/>1,303,467 <text:s/></text:p>
          </table:table-cell>
          <table:table-cell table:style-name="ce52" office:value-type="float" office:value="1317618.86141836" calcext:value-type="float">
            <text:p><text:s/>1,317,619 <text:s/></text:p>
          </table:table-cell>
          <table:table-cell table:style-name="ce52" office:value-type="float" office:value="549360.24839582" calcext:value-type="float">
            <text:p><text:s/>549,360 <text:s/></text:p>
          </table:table-cell>
          <table:table-cell table:style-name="ce52" office:value-type="float" office:value="354077.294757679" calcext:value-type="float">
            <text:p><text:s/>354,077 <text:s/></text:p>
          </table:table-cell>
          <table:table-cell table:style-name="ce52" office:value-type="float" office:value="160643.63505348" calcext:value-type="float">
            <text:p><text:s/>160,644 <text:s/></text:p>
          </table:table-cell>
          <table:table-cell table:style-name="ce52" office:value-type="float" office:value="155399.509235706" calcext:value-type="float">
            <text:p><text:s/>155,40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244.12581777387" calcext:value-type="float">
            <text:p><text:s/>5,244 <text:s/></text:p>
          </table:table-cell>
          <table:table-cell table:style-name="ce52" office:value-type="float" office:value="193433.659704199" calcext:value-type="float">
            <text:p><text:s/>193,4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19225.327180914" calcext:value-type="float">
            <text:p><text:s/>619,225 <text:s/></text:p>
          </table:table-cell>
          <table:table-cell table:style-name="ce50" office:value-type="float" office:value="394557.95641836" calcext:value-type="float">
            <text:p><text:s/>394,558 <text:s/></text:p>
          </table:table-cell>
          <table:table-cell table:style-name="ce50" office:value-type="float" office:value="466659.24839582" calcext:value-type="float">
            <text:p><text:s/>466,659 <text:s/></text:p>
          </table:table-cell>
          <table:table-cell table:style-name="ce50" office:value-type="float" office:value="354077.294757679" calcext:value-type="float">
            <text:p><text:s/>354,077 <text:s/></text:p>
          </table:table-cell>
          <table:table-cell table:style-name="ce50" office:value-type="float" office:value="160643.63505348" calcext:value-type="float">
            <text:p><text:s/>160,644 <text:s/></text:p>
          </table:table-cell>
          <table:table-cell table:style-name="ce50" office:value-type="float" office:value="155399.509235706" calcext:value-type="float">
            <text:p><text:s/>155,4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44.12581777387" calcext:value-type="float">
            <text:p><text:s/>5,244 <text:s/></text:p>
          </table:table-cell>
          <table:table-cell table:style-name="ce50" office:value-type="float" office:value="193433.659704199" calcext:value-type="float">
            <text:p><text:s/>193,4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4.3434343434343" calcext:value-type="float">
            <text:p><text:s/>34 <text:s/></text:p>
          </table:table-cell>
          <table:table-cell table:style-name="ce50" office:value-type="float" office:value="51" calcext:value-type="float">
            <text:p><text:s/>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3065.2905174141" calcext:value-type="float">
            <text:p><text:s/>23,065 <text:s/></text:p>
          </table:table-cell>
          <table:table-cell table:style-name="ce50" office:value-type="float" office:value="34251.95641836" calcext:value-type="float">
            <text:p><text:s/>34,252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19554.2556646461" calcext:value-type="float">
            <text:p><text:s/>19,5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1936.1111111111" calcext:value-type="float">
            <text:p><text:s/>21,936 <text:s/></text:p>
          </table:table-cell>
          <table:table-cell table:style-name="ce50" office:value-type="float" office:value="30162" calcext:value-type="float">
            <text:p><text:s/>30,162 <text:s/></text:p>
          </table:table-cell>
          <table:table-cell table:style-name="ce50" office:value-type="float" office:value="2145" calcext:value-type="float">
            <text:p><text:s/>2,1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134.68013468014" calcext:value-type="float">
            <text:p><text:s/>4,135 <text:s/></text:p>
          </table:table-cell>
          <table:table-cell table:style-name="ce50" office:value-type="float" office:value="6140" calcext:value-type="float">
            <text:p><text:s/>6,140 <text:s/></text:p>
          </table:table-cell>
          <table:table-cell table:style-name="ce50" office:value-type="float" office:value="0" calcext:value-type="float">
            <text:p/>
          </table:table-cell>
          <table:table-cell table:number-columns-repeated="3" table:style-name="ce50" office:value-type="float" office:value="135845.25357106" calcext:value-type="float">
            <text:p><text:s/>135,84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5092.6124210758" calcext:value-type="float">
            <text:p><text:s/>45,0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522.24839582" calcext:value-type="float">
            <text:p><text:s/>59,522 <text:s/></text:p>
          </table:table-cell>
          <table:table-cell table:style-name="ce50" office:value-type="float" office:value="20.0584690453333" calcext:value-type="float">
            <text:p><text:s/>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.0584690453333" calcext:value-type="float">
            <text:p><text:s/>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5092.6124210758" calcext:value-type="float">
            <text:p><text:s/>45,0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522.24839582" calcext:value-type="float">
            <text:p><text:s/>59,522 <text:s/></text:p>
          </table:table-cell>
          <table:table-cell table:style-name="ce50" office:value-type="float" office:value="20.0584690453333" calcext:value-type="float">
            <text:p><text:s/>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.0584690453333" calcext:value-type="float">
            <text:p><text:s/>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.0584690453333" calcext:value-type="float">
            <text:p>( 2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0.0584690453333" calcext:value-type="float">
            <text:p>( 2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45092.6124210758" calcext:value-type="float">
            <text:p>( 45,09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9522.24839582" calcext:value-type="float">
            <text:p>( 59,52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485.52188552189" calcext:value-type="float">
            <text:p><text:s/>3,486 <text:s/></text:p>
          </table:table-cell>
          <table:table-cell table:style-name="ce50" office:value-type="float" office:value="5176" calcext:value-type="float">
            <text:p><text:s/>5,1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008.33333333333" calcext:value-type="float">
            <text:p><text:s/>2,0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51" calcext:value-type="float">
            <text:p><text:s/>2,6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244.9494949495" calcext:value-type="float">
            <text:p><text:s/>7,245 <text:s/></text:p>
          </table:table-cell>
          <table:table-cell table:style-name="ce54" office:value-type="float" office:value="1959" calcext:value-type="float">
            <text:p><text:s/>1,959 <text:s/></text:p>
          </table:table-cell>
          <table:table-cell table:style-name="ce54" office:value-type="float" office:value="7822" calcext:value-type="float">
            <text:p><text:s/>7,82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8935.521885522" calcext:value-type="float">
            <text:p><text:s/>158,936 <text:s/></text:p>
          </table:table-cell>
          <table:table-cell table:style-name="ce50" office:value-type="float" office:value="199666" calcext:value-type="float">
            <text:p><text:s/>199,666 <text:s/></text:p>
          </table:table-cell>
          <table:table-cell table:style-name="ce50" office:value-type="float" office:value="32314" calcext:value-type="float">
            <text:p><text:s/>32,3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084.84848484848" calcext:value-type="float">
            <text:p><text:s/>2,0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2" calcext:value-type="float">
            <text:p><text:s/>2,7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6850.673400673" calcext:value-type="float">
            <text:p><text:s/>156,851 <text:s/></text:p>
          </table:table-cell>
          <table:table-cell table:style-name="ce50" office:value-type="float" office:value="199666" calcext:value-type="float">
            <text:p><text:s/>199,666 <text:s/></text:p>
          </table:table-cell>
          <table:table-cell table:style-name="ce50" office:value-type="float" office:value="29562" calcext:value-type="float">
            <text:p><text:s/>29,5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2853.8720538721" calcext:value-type="float">
            <text:p>( 52,854 <text:s/>)</text:p>
          </table:table-cell>
          <table:table-cell table:style-name="ce53" office:value-type="float" office:value="78488" calcext:value-type="float">
            <text:p>( 78,48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9967.6767676768" calcext:value-type="float">
            <text:p>( 39,968 <text:s/>)</text:p>
          </table:table-cell>
          <table:table-cell table:style-name="ce55" office:value-type="float" office:value="59352" calcext:value-type="float">
            <text:p>( 59,35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7499.410774411" calcext:value-type="float">
            <text:p><text:s/>137,499 <text:s/></text:p>
          </table:table-cell>
          <table:table-cell table:style-name="ce50" office:value-type="float" office:value="10969" calcext:value-type="float">
            <text:p><text:s/>10,969 <text:s/></text:p>
          </table:table-cell>
          <table:table-cell table:style-name="ce50" office:value-type="float" office:value="171749" calcext:value-type="float">
            <text:p><text:s/>171,7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4326.346801347" calcext:value-type="float">
            <text:p><text:s/>134,326 <text:s/></text:p>
          </table:table-cell>
          <table:table-cell table:style-name="ce50" office:value-type="float" office:value="6257" calcext:value-type="float">
            <text:p><text:s/>6,257 <text:s/></text:p>
          </table:table-cell>
          <table:table-cell table:style-name="ce50" office:value-type="float" office:value="171749" calcext:value-type="float">
            <text:p><text:s/>171,7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173.06397306397" calcext:value-type="float">
            <text:p><text:s/>3,173 <text:s/></text:p>
          </table:table-cell>
          <table:table-cell table:style-name="ce50" office:value-type="float" office:value="4712" calcext:value-type="float">
            <text:p><text:s/>4,7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287.542087542088" calcext:value-type="float">
            <text:p>( 288 <text:s/>)</text:p>
          </table:table-cell>
          <table:table-cell table:style-name="ce53" office:value-type="float" office:value="427" calcext:value-type="float">
            <text:p>( 42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6122.2222222222" calcext:value-type="float">
            <text:p><text:s/>16,122 <text:s/></text:p>
          </table:table-cell>
          <table:table-cell table:style-name="ce50" office:value-type="float" office:value="12363" calcext:value-type="float">
            <text:p><text:s/>12,363 <text:s/></text:p>
          </table:table-cell>
          <table:table-cell table:style-name="ce50" office:value-type="float" office:value="10292" calcext:value-type="float">
            <text:p><text:s/>10,2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056.56565656566" calcext:value-type="float">
            <text:p><text:s/>1,057 <text:s/></text:p>
          </table:table-cell>
          <table:table-cell table:style-name="ce54" office:value-type="float" office:value="1569" calcext:value-type="float">
            <text:p><text:s/>1,56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70688.047138047" calcext:value-type="float">
            <text:p><text:s/>170,688 <text:s/></text:p>
          </table:table-cell>
          <table:table-cell table:style-name="ce50" office:value-type="float" office:value="79198" calcext:value-type="float">
            <text:p><text:s/>79,198 <text:s/></text:p>
          </table:table-cell>
          <table:table-cell table:style-name="ce50" office:value-type="float" office:value="154910" calcext:value-type="float">
            <text:p><text:s/>154,9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6607.9124579125" calcext:value-type="float">
            <text:p><text:s/>26,608 <text:s/></text:p>
          </table:table-cell>
          <table:table-cell table:style-name="ce50" office:value-type="float" office:value="11102" calcext:value-type="float">
            <text:p><text:s/>11,102 <text:s/></text:p>
          </table:table-cell>
          <table:table-cell table:style-name="ce50" office:value-type="float" office:value="25254" calcext:value-type="float">
            <text:p><text:s/>25,2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313.80471380471" calcext:value-type="float">
            <text:p><text:s/>1,314 <text:s/></text:p>
          </table:table-cell>
          <table:table-cell table:style-name="ce50" office:value-type="float" office:value="1951" calcext:value-type="float">
            <text:p><text:s/>1,9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657.727052927" calcext:value-type="float">
            <text:p><text:s/>198,658 <text:s/></text:p>
          </table:table-cell>
          <table:table-cell table:style-name="ce50" office:value-type="float" office:value="5244.12581777387" calcext:value-type="float">
            <text:p><text:s/>5,2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44.12581777387" calcext:value-type="float">
            <text:p><text:s/>5,244 <text:s/></text:p>
          </table:table-cell>
          <table:table-cell table:style-name="ce50" office:value-type="float" office:value="193413.601235153" calcext:value-type="float">
            <text:p><text:s/>193,4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55478.134680135" calcext:value-type="float">
            <text:p><text:s/>155,478 <text:s/></text:p>
          </table:table-cell>
          <table:table-cell table:style-name="ce50" office:value-type="float" office:value="191958.905" calcext:value-type="float">
            <text:p><text:s/>191,959 <text:s/></text:p>
          </table:table-cell>
          <table:table-cell table:style-name="ce50" office:value-type="float" office:value="34601" calcext:value-type="float">
            <text:p><text:s/>34,6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28144.043771044" calcext:value-type="float">
            <text:p><text:s/>128,144 <text:s/></text:p>
          </table:table-cell>
          <table:table-cell table:style-name="ce50" office:value-type="float" office:value="163599.905" calcext:value-type="float">
            <text:p><text:s/>163,600 <text:s/></text:p>
          </table:table-cell>
          <table:table-cell table:style-name="ce50" office:value-type="float" office:value="23728" calcext:value-type="float">
            <text:p><text:s/>23,7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5364.2255892256" calcext:value-type="float">
            <text:p><text:s/>25,364 <text:s/></text:p>
          </table:table-cell>
          <table:table-cell table:style-name="ce50" office:value-type="float" office:value="25589" calcext:value-type="float">
            <text:p><text:s/>25,589 <text:s/></text:p>
          </table:table-cell>
          <table:table-cell table:style-name="ce50" office:value-type="float" office:value="10735" calcext:value-type="float">
            <text:p><text:s/>10,7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969.86531986532" calcext:value-type="float">
            <text:p><text:s/>1,970 <text:s/></text:p>
          </table:table-cell>
          <table:table-cell table:style-name="ce51" office:value-type="float" office:value="2770" calcext:value-type="float">
            <text:p><text:s/>2,770 <text:s/></text:p>
          </table:table-cell>
          <table:table-cell table:style-name="ce51" office:value-type="float" office:value="138" calcext:value-type="float">
            <text:p><text:s/>138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28763.973063973" calcext:value-type="float">
            <text:p><text:s/>528,764 <text:s/></text:p>
          </table:table-cell>
          <table:table-cell table:style-name="ce52" office:value-type="float" office:value="731102" calcext:value-type="float">
            <text:p><text:s/>731,102 <text:s/></text:p>
          </table:table-cell>
          <table:table-cell table:style-name="ce52" office:value-type="float" office:value="48100" calcext:value-type="float">
            <text:p><text:s/>48,10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0379.797979798" calcext:value-type="float">
            <text:p><text:s/>30,380 <text:s/></text:p>
          </table:table-cell>
          <table:table-cell table:style-name="ce50" office:value-type="float" office:value="45114" calcext:value-type="float">
            <text:p><text:s/>45,1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0379.797979798" calcext:value-type="float">
            <text:p><text:s/>30,380 <text:s/></text:p>
          </table:table-cell>
          <table:table-cell table:style-name="ce50" office:value-type="float" office:value="45114" calcext:value-type="float">
            <text:p><text:s/>45,1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0518655.325235" calcext:value-type="float">
            <text:p><text:s/>20,518,655 <text:s/></text:p>
          </table:table-cell>
          <table:table-cell table:style-name="ce57" office:value-type="float" office:value="784597" calcext:value-type="float">
            <text:p><text:s/>784,597 <text:s/></text:p>
          </table:table-cell>
          <table:table-cell table:style-name="ce57" office:value-type="float" office:value="19734058.325235" calcext:value-type="float">
            <text:p><text:s/>19,734,058 <text:s/></text:p>
          </table:table-cell>
          <table:table-cell table:style-name="ce57" office:value-type="float" office:value="2309855.318852" calcext:value-type="float">
            <text:p><text:s/>2,309,855 <text:s/></text:p>
          </table:table-cell>
          <table:table-cell table:style-name="ce57" office:value-type="float" office:value="330698.364936" calcext:value-type="float">
            <text:p><text:s/>330,698 <text:s/></text:p>
          </table:table-cell>
          <table:table-cell table:style-name="ce57" office:value-type="float" office:value="234279.364936" calcext:value-type="float">
            <text:p><text:s/>234,2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419" calcext:value-type="float">
            <text:p><text:s/>96,419 <text:s/></text:p>
          </table:table-cell>
          <table:table-cell table:style-name="ce57" office:value-type="float" office:value="1979156.953916" calcext:value-type="float">
            <text:p><text:s/>1,979,15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9220696.222" calcext:value-type="float">
            <text:p><text:s/>19,220,69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220696.222" calcext:value-type="float">
            <text:p><text:s/>19,220,696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756479" calcext:value-type="float">
            <text:p><text:s/>756,47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41480.103235" calcext:value-type="float">
            <text:p><text:s/>541,480 <text:s/></text:p>
          </table:table-cell>
          <table:table-cell table:style-name="ce57" office:value-type="float" office:value="28118" calcext:value-type="float">
            <text:p><text:s/>28,118 <text:s/></text:p>
          </table:table-cell>
          <table:table-cell table:style-name="ce57" office:value-type="float" office:value="513362.103235" calcext:value-type="float">
            <text:p><text:s/>513,362 <text:s/></text:p>
          </table:table-cell>
          <table:table-cell table:style-name="ce57" office:value-type="float" office:value="2309855.318852" calcext:value-type="float">
            <text:p><text:s/>2,309,855 <text:s/></text:p>
          </table:table-cell>
          <table:table-cell table:style-name="ce57" office:value-type="float" office:value="330698.364936" calcext:value-type="float">
            <text:p><text:s/>330,698 <text:s/></text:p>
          </table:table-cell>
          <table:table-cell table:style-name="ce57" office:value-type="float" office:value="234279.364936" calcext:value-type="float">
            <text:p><text:s/>234,2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6419" calcext:value-type="float">
            <text:p><text:s/>96,419 <text:s/></text:p>
          </table:table-cell>
          <table:table-cell table:style-name="ce57" office:value-type="float" office:value="1979156.953916" calcext:value-type="float">
            <text:p><text:s/>1,979,15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090297.834" calcext:value-type="float">
            <text:p><text:s/>5,090,298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64" calcext:value-type="float">
            <text:p><text:s/>264 <text:s/></text:p>
          </table:table-cell>
          <table:table-cell table:style-name="ce49" office:value-type="float" office:value="12228.773" calcext:value-type="float">
            <text:p><text:s/>12,229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5486422.4" calcext:value-type="float">
            <text:p><text:s/>35,486,4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5486422.4" calcext:value-type="float">
            <text:p><text:s/>35,486,422 <text:s/></text:p>
          </table:table-cell>
          <table:table-cell table:style-name="ce51" office:value-type="float" office:value="5090297.834" calcext:value-type="float">
            <text:p><text:s/>5,090,29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4" calcext:value-type="float">
            <text:p><text:s/>264 <text:s/></text:p>
          </table:table-cell>
          <table:table-cell table:style-name="ce51" office:value-type="float" office:value="12228.773" calcext:value-type="float">
            <text:p><text:s/>12,22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69344.177" calcext:value-type="float">
            <text:p><text:s/>-69,34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5486422.4" calcext:value-type="float">
            <text:p><text:s/>35,486,422 <text:s/></text:p>
          </table:table-cell>
          <table:table-cell table:style-name="ce50" office:value-type="float" office:value="9169405.604" calcext:value-type="float">
            <text:p><text:s/>9,169,4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4" calcext:value-type="float">
            <text:p><text:s/>264 <text:s/></text:p>
          </table:table-cell>
          <table:table-cell table:style-name="ce50" office:value-type="float" office:value="12228.773" calcext:value-type="float">
            <text:p><text:s/>12,22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5486422.4" calcext:value-type="float">
            <text:p><text:s/>35,486,422 <text:s/></text:p>
          </table:table-cell>
          <table:table-cell table:style-name="ce50" office:value-type="float" office:value="9169405.604" calcext:value-type="float">
            <text:p><text:s/>9,169,4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66.96" calcext:value-type="float">
            <text:p><text:s/>4,46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" calcext:value-type="float">
            <text:p><text:s/>264 <text:s/></text:p>
          </table:table-cell>
          <table:table-cell table:style-name="ce50" office:value-type="float" office:value="7761.813" calcext:value-type="float">
            <text:p><text:s/>7,7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9107.77" calcext:value-type="float">
            <text:p><text:s/>4,079,1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530441.534" calcext:value-type="float">
            <text:p><text:s/>188,530,44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9107.77" calcext:value-type="float">
            <text:p><text:s/>4,079,1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8530441.534" calcext:value-type="float">
            <text:p><text:s/>188,530,44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069251.961" calcext:value-type="float">
            <text:p><text:s/>18,069,25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82.476" calcext:value-type="float">
            <text:p><text:s/>2,98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90.157" calcext:value-type="float">
            <text:p><text:s/>19,79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51625.483" calcext:value-type="float">
            <text:p><text:s/>3,551,62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64739.808" calcext:value-type="float">
            <text:p><text:s/>7,964,74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45503" calcext:value-type="float">
            <text:p><text:s/>4,945,50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6342.242" calcext:value-type="float">
            <text:p><text:s/>1,056,34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28268.795" calcext:value-type="float">
            <text:p><text:s/>528,26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105765.108" calcext:value-type="float">
            <text:p><text:s/>8,105,765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2424768.642" calcext:value-type="float">
            <text:p><text:s/>162,424,76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62424768.642" calcext:value-type="float">
            <text:p><text:s/>162,424,7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8072457.939" calcext:value-type="float">
            <text:p><text:s/>88,072,45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0516.051" calcext:value-type="float">
            <text:p><text:s/>270,5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89511.131" calcext:value-type="float">
            <text:p><text:s/>3,189,5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57036.163" calcext:value-type="float">
            <text:p><text:s/>8,457,0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2077.143" calcext:value-type="float">
            <text:p><text:s/>302,0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0166.885" calcext:value-type="float">
            <text:p><text:s/>470,1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0809.966" calcext:value-type="float">
            <text:p><text:s/>3,580,8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0656.105" calcext:value-type="float">
            <text:p><text:s/>410,6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339592.325" calcext:value-type="float">
            <text:p><text:s/>21,339,5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746144.341" calcext:value-type="float">
            <text:p><text:s/>10,746,1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8642.144" calcext:value-type="float">
            <text:p>( 138,64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9171806.267" calcext:value-type="float">
            <text:p>( 9,171,8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73841.999" calcext:value-type="float">
            <text:p><text:s/>7,473,8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10774.113" calcext:value-type="float">
            <text:p><text:s/>2,810,77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08831.872" calcext:value-type="float">
            <text:p><text:s/>308,8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9209.046" calcext:value-type="float">
            <text:p><text:s/>2,429,2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6130.766" calcext:value-type="float">
            <text:p><text:s/>786,13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584816.753" calcext:value-type="float">
            <text:p><text:s/>3,584,8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04325.039" calcext:value-type="float">
            <text:p><text:s/>4,004,3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11691.975" calcext:value-type="float">
            <text:p><text:s/>2,211,6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92633.064" calcext:value-type="float">
            <text:p><text:s/>1,792,6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60147.095" calcext:value-type="float">
            <text:p>( 360,147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669835.664" calcext:value-type="float">
            <text:p>( 669,83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89500.086" calcext:value-type="float">
            <text:p><text:s/>12,289,5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321340.663" calcext:value-type="float">
            <text:p><text:s/>11,321,3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68159.423" calcext:value-type="float">
            <text:p><text:s/>968,1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33423.672" calcext:value-type="float">
            <text:p>( 533,42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77900.876" calcext:value-type="float">
            <text:p><text:s/>4,377,90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248480.222" calcext:value-type="float">
            <text:p><text:s/>1,248,48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025979.439" calcext:value-type="float">
            <text:p><text:s/>16,025,9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9587134.719" calcext:value-type="float">
            <text:p>( 9,587,13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54983.088" calcext:value-type="float">
            <text:p><text:s/>1,654,9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9839.263" calcext:value-type="float">
            <text:p><text:s/>299,8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9898.058" calcext:value-type="float">
            <text:p><text:s/>669,8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37759.524" calcext:value-type="float">
            <text:p><text:s/>2,137,7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3270.01" calcext:value-type="float">
            <text:p><text:s/>543,27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8072.128" calcext:value-type="float">
            <text:p><text:s/>448,0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8072.128" calcext:value-type="float">
            <text:p><text:s/>448,0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29001.971" calcext:value-type="float">
            <text:p><text:s/>2,229,0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95377.132" calcext:value-type="float">
            <text:p><text:s/>1,195,37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33624.839" calcext:value-type="float">
            <text:p><text:s/>1,033,6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019004.895" calcext:value-type="float">
            <text:p><text:s/>36,019,0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010803.424" calcext:value-type="float">
            <text:p><text:s/>5,010,8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6581.832" calcext:value-type="float">
            <text:p><text:s/>1,996,5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77567.452" calcext:value-type="float">
            <text:p><text:s/>777,5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6210.036" calcext:value-type="float">
            <text:p><text:s/>586,2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1797.049" calcext:value-type="float">
            <text:p><text:s/>1,201,7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9832.341" calcext:value-type="float">
            <text:p><text:s/>1,019,8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6341.362" calcext:value-type="float">
            <text:p><text:s/>566,3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44376.252" calcext:value-type="float">
            <text:p><text:s/>6,144,3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99432.741" calcext:value-type="float">
            <text:p><text:s/>4,399,43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316062.406" calcext:value-type="float">
            <text:p><text:s/>14,316,062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5656231.709" calcext:value-type="float">
            <text:p><text:s/>35,656,2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5486422.4" calcext:value-type="float">
            <text:p><text:s/>35,486,422 <text:s/></text:p>
          </table:table-cell>
          <table:table-cell table:style-name="ce57" office:value-type="float" office:value="9169405.604" calcext:value-type="float">
            <text:p><text:s/>9,169,4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4" calcext:value-type="float">
            <text:p><text:s/>264 <text:s/></text:p>
          </table:table-cell>
          <table:table-cell table:style-name="ce57" office:value-type="float" office:value="12228.773" calcext:value-type="float">
            <text:p><text:s/>12,22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5486422.4" calcext:value-type="float">
            <text:p><text:s/>35,486,422 <text:s/></text:p>
          </table:table-cell>
          <table:table-cell table:style-name="ce57" office:value-type="float" office:value="9169405.604" calcext:value-type="float">
            <text:p><text:s/>9,169,406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4466.96" calcext:value-type="float">
            <text:p><text:s/>4,46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4" calcext:value-type="float">
            <text:p><text:s/>264 <text:s/></text:p>
          </table:table-cell>
          <table:table-cell table:style-name="ce57" office:value-type="float" office:value="7761.813" calcext:value-type="float">
            <text:p><text:s/>7,76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81099" calcext:value-type="float">
            <text:p><text:s/>81,099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81099" calcext:value-type="float">
            <text:p><text:s/>81,099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44" calcext:value-type="float">
            <text:p><text:s/>0 <text:s/></text:p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4591" calcext:value-type="float">
            <text:p><text:s/>294,591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4591" calcext:value-type="float">
            <text:p><text:s/>294,591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81099" calcext:value-type="float">
            <text:p><text:s/>81,099 <text:s/></text:p>
          </table:table-cell>
          <table:table-cell table:style-name="ce52" office:value-type="float" office:value="294591" calcext:value-type="float">
            <text:p><text:s/>294,591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1099" calcext:value-type="float">
            <text:p><text:s/>81,099 <text:s/></text:p>
          </table:table-cell>
          <table:table-cell table:style-name="ce52" office:value-type="float" office:value="294591" calcext:value-type="float">
            <text:p><text:s/>294,591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4591" calcext:value-type="float">
            <text:p><text:s/>294,591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394" calcext:value-type="float">
            <text:p><text:s/>196,394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197" calcext:value-type="float">
            <text:p><text:s/>98,197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432.97" calcext:value-type="float">
            <text:p><text:s/>2,43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32.97" calcext:value-type="float">
            <text:p><text:s/>2,433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78666.03" calcext:value-type="float">
            <text:p><text:s/>78,66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